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29LT Bukra Bold" svg:font-family="'29LT Bukra Bold'" style:font-pitch="variable"/>
    <style:font-face style:name="29LT Bukra Bold1" svg:font-family="'29LT Bukra Bold'" style:font-family-generic="roman" style:font-pitch="variable"/>
    <style:font-face style:name="29LT Bukra Bold2" svg:font-family="'29LT Bukra Bold'" style:font-family-generic="system" style:font-pitch="variable"/>
    <style:font-face style:name="29LT Bukra Bold3" svg:font-family="'29LT Bukra Bold'" style:font-adornments="Bold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7.4403in" fo:break-before="auto" fo:break-after="auto" table:align="right" fo:keep-with-next="auto" style:writing-mode="lr-tb" table:border-model="collapsing"/>
    </style:style>
    <style:style style:name="Table1.A" style:family="table-column">
      <style:table-column-properties style:column-width="1.4729in"/>
    </style:style>
    <style:style style:name="Table1.B" style:family="table-column">
      <style:table-column-properties style:column-width="3.2799in"/>
    </style:style>
    <style:style style:name="Table1.C" style:family="table-column">
      <style:table-column-properties style:column-width="2.6875in"/>
    </style:style>
    <style:style style:name="Table1.A1" style:family="table-cell">
      <style:table-cell-properties style:vertical-align="middle" fo:background-color="#ffffd7" fo:padding="0.0701in" fo:border-left="4.5pt solid #2a6099" fo:border-right="none" fo:border-top="4.5pt solid #2a6099" fo:border-bottom="4.5pt solid #2a6099">
        <style:background-image/>
      </style:table-cell-properties>
    </style:style>
    <style:style style:name="Table1.C1" style:family="table-cell">
      <style:table-cell-properties style:vertical-align="middle" fo:background-color="#ffffd7" fo:padding="0.0701in" fo:border="4.5pt solid #2a6099">
        <style:background-image/>
      </style:table-cell-properties>
    </style:style>
    <style:style style:name="Table1.A2" style:family="table-cell">
      <style:table-cell-properties style:vertical-align="middle" fo:background-color="#ffffd7" fo:padding="0.0701in" fo:border-left="4.5pt solid #2a6099" fo:border-right="none" fo:border-top="none" fo:border-bottom="4.5pt solid #2a6099">
        <style:background-image/>
      </style:table-cell-properties>
    </style:style>
    <style:style style:name="Table1.C2" style:family="table-cell">
      <style:table-cell-properties style:vertical-align="middle" fo:background-color="#ffffd7" fo:padding="0.0701in" fo:border-left="4.5pt solid #2a6099" fo:border-right="4.5pt solid #2a6099" fo:border-top="none" fo:border-bottom="4.5pt solid #2a6099">
        <style:background-image/>
      </style:table-cell-properties>
    </style:style>
    <style:style style:name="Table1.4" style:family="table-row">
      <style:table-row-properties style:min-row-height="0.7458in"/>
    </style:style>
    <style:style style:name="P1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style:font-size-asian="20pt" style:font-name-complex="29LT Bukra Bold2" style:font-size-complex="20pt"/>
    </style:style>
    <style:style style:name="P2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style:writing-mode="rl-tb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5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/>
    </style:style>
    <style:style style:name="P6" style:family="paragraph" style:parent-style-name="Standard">
      <style:paragraph-properties fo:margin-top="0in" fo:margin-bottom="0in" style:contextual-spacing="false" fo:line-height="150%"/>
      <style:text-properties style:font-name="29LT Bukra Bold1" fo:font-size="20pt" officeooo:paragraph-rsid="003cb7ac" style:font-size-asian="20pt" style:font-name-complex="29LT Bukra Bold2" style:font-size-complex="20pt" style:language-complex="ar" style:country-complex="EG"/>
    </style:style>
    <style:style style:name="P7" style:family="paragraph" style:parent-style-name="Standard">
      <style:paragraph-properties fo:margin-top="0in" fo:margin-bottom="0in" style:contextual-spacing="false" fo:line-height="150%"/>
    </style:style>
    <style:style style:name="P8" style:family="paragraph" style:parent-style-name="Standard">
      <style:paragraph-properties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9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2" style:family="paragraph" style:parent-style-name="Standard">
      <style:paragraph-properties fo:line-height="150%">
        <style:tab-stops>
          <style:tab-stop style:position="1.5335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3" style:family="paragraph" style:parent-style-name="Standard">
      <style:paragraph-properties fo:line-height="150%">
        <style:tab-stops>
          <style:tab-stop style:position="1.5335in"/>
        </style:tab-stops>
      </style:paragraph-properties>
    </style:style>
    <style:style style:name="P14" style:family="paragraph" style:parent-style-name="Standard">
      <style:paragraph-properties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1.5335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5" style:family="paragraph" style:parent-style-name="List_20_Paragraph" style:list-style-name="WWNum1">
      <style:paragraph-properties fo:line-height="150%"/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6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7" style:family="paragraph" style:parent-style-name="Standard">
      <style:paragraph-properties fo:line-height="150%">
        <style:tab-stops>
          <style:tab-stop style:position="0.6752in"/>
        </style:tab-stops>
      </style:paragraph-properties>
    </style:style>
    <style:style style:name="P18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  <style:text-properties fo:color="#4472c4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1" loext:color-type="theme"/>
      </style:text-properties>
    </style:style>
    <style:style style:name="P20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ff0000" loext:opacity="100%" style:font-name="29LT Bukra Bold1" fo:font-size="20pt" style:font-size-asian="20pt" style:font-name-complex="29LT Bukra Bold2" style:font-size-complex="20pt" style:language-complex="ar" style:country-complex="EG"/>
    </style:style>
    <style:style style:name="P21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2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</style:style>
    <style:style style:name="P23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4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25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6" style:family="paragraph" style:parent-style-name="Standard">
      <style:paragraph-properties fo:margin-top="0in" fo:margin-bottom="0in" style:contextual-spacing="false" fo:line-height="150%" fo:text-align="start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</style:style>
    <style:style style:name="P27" style:family="paragraph" style:parent-style-name="Standard">
      <style:paragraph-properties fo:margin-top="0.1665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28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style:font-name="29LT Bukra Bold1" fo:font-size="20pt" officeooo:paragraph-rsid="00196460" style:font-size-asian="20pt" style:font-name-complex="29LT Bukra Bold2" style:font-size-complex="20pt" style:language-complex="ar" style:country-complex="EG"/>
    </style:style>
    <style:style style:name="P29" style:family="paragraph" style:parent-style-name="Standard">
      <style:paragraph-properties fo:margin-top="0in" fo:margin-bottom="0in" style:contextual-spacing="false" fo:line-height="150%" fo:text-align="end" style:justify-single-word="false">
        <style:tab-stops>
          <style:tab-stop style:position="0.6752in"/>
        </style:tab-stops>
      </style:paragraph-properties>
      <style:text-properties style:font-name="29LT Bukra Bold1" fo:font-size="18pt" officeooo:paragraph-rsid="001b6eff" style:font-size-asian="18pt" style:font-name-complex="29LT Bukra Bold2" style:font-size-complex="18pt" style:language-complex="ar" style:country-complex="EG"/>
    </style:style>
    <style:style style:name="P30" style:family="paragraph" style:parent-style-name="Standard">
      <style:paragraph-properties fo:margin-top="0in" fo:margin-bottom="0in" style:contextual-spacing="false" fo:line-height="150%" fo:text-align="start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officeooo:rsid="001b6eff" officeooo:paragraph-rsid="001b6eff" style:font-size-asian="20pt" style:font-name-complex="29LT Bukra Bold2" style:font-size-complex="20pt" style:language-complex="ar" style:country-complex="EG"/>
    </style:style>
    <style:style style:name="P31" style:family="paragraph" style:parent-style-name="Standard">
      <style:paragraph-properties fo:margin-top="0in" fo:margin-bottom="0in" style:contextual-spacing="false" fo:line-height="150%" fo:text-align="end" style:justify-single-word="false" fo:padding-left="0in" fo:padding-right="0in" fo:padding-top="0in" fo:padding-bottom="0.0138in" fo:border-left="none" fo:border-right="none" fo:border-top="none" fo:border-bottom="0.51pt solid #000000" style:writing-mode="rl-tb">
        <style:tab-stops>
          <style:tab-stop style:position="0.6752in"/>
        </style:tab-stops>
      </style:paragraph-properties>
      <style:text-properties style:font-name="29LT Bukra Bold1" fo:font-size="20pt" officeooo:paragraph-rsid="001b6eff" style:font-size-asian="20pt" style:font-name-complex="29LT Bukra Bold2" style:font-size-complex="20pt" style:language-complex="ar" style:country-complex="EG"/>
    </style:style>
    <style:style style:name="P32" style:family="paragraph" style:parent-style-name="Standard">
      <style:paragraph-properties fo:line-height="150%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3" style:family="paragraph" style:parent-style-name="Standard">
      <style:paragraph-properties fo:margin-top="0in" fo:margin-bottom="0in" style:contextual-spacing="false" fo:line-height="150%" fo:text-align="end" style:justify-single-word="false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51pt solid #000000">
        <style:tab-stops>
          <style:tab-stop style:position="0.6752in"/>
        </style:tab-stops>
      </style:paragraph-properties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P35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20pt" officeooo:rsid="001d0493" officeooo:paragraph-rsid="001da33f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3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.6752in"/>
        </style:tab-stops>
      </style:paragraph-properties>
    </style:style>
    <style:style style:name="P37" style:family="paragraph">
      <style:paragraph-properties fo:text-align="center"/>
      <style:text-properties fo:font-size="25pt"/>
    </style:style>
    <style:style style:name="P38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1da33f"/>
    </style:style>
    <style:style style:name="P39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19pt" fo:font-style="normal" officeooo:rsid="001d0493" officeooo:paragraph-rsid="001da33f" style:font-size-asian="19pt" style:font-style-asian="normal" style:font-name-complex="29LT Bukra Bold2" style:font-size-complex="19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P40" style:family="paragraph">
      <loext:graphic-properties draw:fill-color="#2a6099"/>
      <style:paragraph-properties fo:text-align="center"/>
    </style:style>
    <style:style style:name="P41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2d118d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officeooo:paragraph-rsid="002d118d"/>
    </style:style>
    <style:style style:name="P43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2f75af"/>
    </style:style>
    <style:style style:name="P44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06967"/>
    </style:style>
    <style:style style:name="P45" style:family="paragraph" style:parent-style-name="Standard">
      <style:paragraph-properties fo:margin-top="0in" fo:margin-bottom="0in" style:contextual-spacing="false" fo:line-height="150%" fo:text-align="center" style:justify-single-word="false" style:writing-mode="rl-tb">
        <style:tab-stops>
          <style:tab-stop style:position="0.6752in"/>
        </style:tab-stops>
      </style:paragraph-properties>
      <style:text-properties officeooo:paragraph-rsid="0033de67"/>
    </style:style>
    <style:style style:name="P46" style:family="paragraph" style:parent-style-name="Standard">
      <style:paragraph-properties fo:margin-top="0.0791in" fo:margin-bottom="0.0791in" style:contextual-spacing="false" fo:line-height="150%" fo:text-align="center" style:justify-single-word="false" style:writing-mode="lr-tb">
        <style:tab-stops>
          <style:tab-stop style:position="0.6752in"/>
        </style:tab-stops>
      </style:paragraph-properties>
      <style:text-properties officeooo:paragraph-rsid="003346d9"/>
    </style:style>
    <style:style style:name="P47" style:family="paragraph">
      <style:paragraph-properties fo:text-align="center"/>
    </style:style>
    <style:style style:name="P48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346d9"/>
    </style:style>
    <style:style style:name="P49" style:family="paragraph" style:parent-style-name="Standard">
      <style:paragraph-properties fo:margin-top="0in" fo:margin-bottom="0in" style:contextual-spacing="false" fo:line-height="150%" fo:text-align="start" style:justify-single-word="false" style:writing-mode="lr-tb">
        <style:tab-stops>
          <style:tab-stop style:position="0.6752in"/>
        </style:tab-stops>
      </style:paragraph-properties>
      <style:text-properties officeooo:paragraph-rsid="00369a16"/>
    </style:style>
    <style:style style:name="P50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officeooo:paragraph-rsid="00369a16"/>
    </style:style>
    <style:style style:name="P51" style:family="paragraph" style:parent-style-name="Standard">
      <style:text-properties fo:font-size="22pt" style:font-size-asian="22pt" style:font-size-complex="22pt"/>
    </style:style>
    <style:style style:name="P52" style:family="paragraph" style:parent-style-name="Standard">
      <style:text-properties fo:font-size="17pt" style:font-size-asian="17pt" style:font-size-complex="17pt"/>
    </style:style>
    <style:style style:name="P53" style:family="paragraph" style:parent-style-name="Standard">
      <style:text-properties fo:font-size="22pt" officeooo:rsid="003b643b" officeooo:paragraph-rsid="004e2fb1" style:font-size-asian="22pt" style:font-size-complex="22pt"/>
    </style:style>
    <style:style style:name="P54" style:family="paragraph" style:parent-style-name="Standard">
      <style:text-properties fo:color="#833c0b" loext:opacity="100%" style:font-name="29LT Bukra Bold1" fo:font-size="18pt" officeooo:rsid="001d0493" officeooo:paragraph-rsid="004e2fb1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5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fo:color="#833c0b" loext:opacity="100%" style:font-name="29LT Bukra Bold1" fo:font-size="18pt" officeooo:rsid="001d0493" officeooo:paragraph-rsid="001da33f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6" style:family="paragraph" style:parent-style-name="Standard">
      <style:paragraph-properties fo:margin-top="0in" fo:margin-bottom="0in" style:contextual-spacing="false" fo:line-height="150%">
        <style:tab-stops>
          <style:tab-stop style:position="0.6752in"/>
        </style:tab-stops>
      </style:paragraph-properties>
      <style:text-properties fo:color="#833c0b" loext:opacity="100%" style:font-name="29LT Bukra Bold1" fo:font-size="18pt" officeooo:rsid="001d0493" officeooo:paragraph-rsid="001da33f" style:font-size-asian="18pt" style:font-name-complex="29LT Bukra Bold2" style:font-size-complex="18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P57" style:family="paragraph" style:parent-style-name="Standard">
      <style:paragraph-properties fo:margin-top="0in" fo:margin-bottom="0in" style:contextual-spacing="false" fo:line-height="150%" fo:text-align="end" style:justify-single-word="false" style:writing-mode="rl-tb">
        <style:tab-stops>
          <style:tab-stop style:position="0.6752in"/>
        </style:tab-stops>
      </style:paragraph-properties>
      <style:text-properties officeooo:paragraph-rsid="003d440d"/>
    </style:style>
    <style:style style:name="P58" style:family="paragraph" style:parent-style-name="Standard">
      <style:text-properties officeooo:paragraph-rsid="0041a01f"/>
    </style:style>
    <style:style style:name="P59" style:family="paragraph" style:parent-style-name="Standard">
      <style:text-properties fo:font-style="normal" style:font-style-asian="normal" style:font-style-complex="normal"/>
    </style:style>
    <style:style style:name="P60" style:family="paragraph" style:parent-style-name="Standard">
      <style:paragraph-properties fo:margin-top="0.2374in" fo:margin-bottom="0.2374in" style:contextual-spacing="false" fo:line-height="100%" fo:text-align="center" style:justify-single-word="false"/>
      <style:text-properties officeooo:paragraph-rsid="0046df30"/>
    </style:style>
    <style:style style:name="P61" style:family="paragraph">
      <loext:graphic-properties draw:fill-color="#800080"/>
      <style:paragraph-properties fo:text-align="center"/>
    </style:style>
    <style:style style:name="P62" style:family="paragraph" style:parent-style-name="Standard">
      <style:paragraph-properties fo:margin-top="0.0791in" fo:margin-bottom="0.0791in" style:contextual-spacing="false" fo:line-height="100%" fo:text-align="center" style:justify-single-word="false"/>
      <style:text-properties officeooo:paragraph-rsid="00473e7b"/>
    </style:style>
    <style:style style:name="P63" style:family="paragraph" style:parent-style-name="Standard">
      <style:paragraph-properties fo:margin-top="0.0791in" fo:margin-bottom="0.0791in" style:contextual-spacing="false" fo:line-height="100%" fo:text-align="center" style:justify-single-word="false" style:writing-mode="rl-tb"/>
      <style:text-properties officeooo:paragraph-rsid="00473e7b"/>
    </style:style>
    <style:style style:name="P64" style:family="paragraph" style:parent-style-name="Standard">
      <style:text-properties officeooo:paragraph-rsid="0048be73"/>
    </style:style>
    <style:style style:name="P65" style:family="paragraph" style:parent-style-name="Standard">
      <style:paragraph-properties fo:text-align="end" style:justify-single-word="false" style:writing-mode="rl-tb"/>
      <style:text-properties officeooo:paragraph-rsid="00490289"/>
    </style:style>
    <style:style style:name="P66" style:family="paragraph" style:parent-style-name="Standard">
      <style:paragraph-properties fo:text-align="start" style:justify-single-word="false" style:writing-mode="lr-tb"/>
      <style:text-properties officeooo:paragraph-rsid="00490289"/>
    </style:style>
    <style:style style:name="P67" style:family="paragraph" style:parent-style-name="Standard">
      <style:paragraph-properties fo:margin-top="0.0791in" fo:margin-bottom="0.1902in" style:contextual-spacing="false" fo:text-align="start" style:justify-single-word="false" style:writing-mode="lr-tb"/>
      <style:text-properties officeooo:paragraph-rsid="00490289"/>
    </style:style>
    <style:style style:name="P68" style:family="paragraph" style:parent-style-name="Standard">
      <style:paragraph-properties fo:text-align="start" style:justify-single-word="false" style:writing-mode="lr-tb"/>
      <style:text-properties officeooo:paragraph-rsid="0049db10"/>
    </style:style>
    <style:style style:name="P69" style:family="paragraph" style:parent-style-name="Standard">
      <style:paragraph-properties fo:margin-top="0.1189in" fo:margin-bottom="0.1902in" style:contextual-spacing="false" fo:text-align="start" style:justify-single-word="false" style:writing-mode="lr-tb"/>
      <style:text-properties officeooo:paragraph-rsid="0049db10"/>
    </style:style>
    <style:style style:name="P70" style:family="paragraph" style:parent-style-name="Standard">
      <style:paragraph-properties fo:margin-top="0.1583in" fo:margin-bottom="0.1583in" style:contextual-spacing="false" fo:text-align="start" style:justify-single-word="false" style:writing-mode="lr-tb"/>
      <style:text-properties officeooo:paragraph-rsid="0049db10"/>
    </style:style>
    <style:style style:name="P71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49db10"/>
    </style:style>
    <style:style style:name="P72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4b1709"/>
    </style:style>
    <style:style style:name="P73" style:family="paragraph" style:parent-style-name="Standard">
      <style:paragraph-properties fo:margin-top="0.0398in" fo:margin-bottom="0.0398in" style:contextual-spacing="false" fo:text-align="end" style:justify-single-word="false" style:writing-mode="rl-tb"/>
      <style:text-properties officeooo:paragraph-rsid="004b1709"/>
    </style:style>
    <style:style style:name="P74" style:family="paragraph" style:parent-style-name="Standard">
      <style:paragraph-properties style:writing-mode="lr-tb"/>
    </style:style>
    <style:style style:name="P75" style:family="paragraph" style:parent-style-name="Standard">
      <style:text-properties fo:color="#ff3838" loext:opacity="100%" fo:font-size="16pt" fo:font-style="normal" style:font-size-asian="16pt" style:font-style-asian="normal" style:font-size-complex="16pt" style:font-style-complex="normal"/>
    </style:style>
    <style:style style:name="P76" style:family="paragraph" style:parent-style-name="Standard">
      <style:text-properties fo:color="#ff972f" loext:opacity="100%" officeooo:rsid="004e4478" officeooo:paragraph-rsid="004e4478"/>
    </style:style>
    <style:style style:name="P77" style:family="paragraph" style:parent-style-name="Standard">
      <style:text-properties fo:color="#ff972f" loext:opacity="100%"/>
    </style:style>
    <style:style style:name="P78" style:family="paragraph" style:parent-style-name="Standard">
      <style:text-properties officeooo:rsid="004e4478" officeooo:paragraph-rsid="004e4478"/>
    </style:style>
    <style:style style:name="P79" style:family="paragraph" style:parent-style-name="Standard">
      <style:paragraph-properties fo:margin-top="0.1583in" fo:margin-bottom="0.1583in" style:contextual-spacing="false" fo:line-height="115%"/>
      <style:text-properties officeooo:rsid="004e4478" officeooo:paragraph-rsid="004e4478"/>
    </style:style>
    <style:style style:name="P80" style:family="paragraph" style:parent-style-name="Standard">
      <style:paragraph-properties fo:margin-top="0.0398in" fo:margin-bottom="0.0398in" style:contextual-spacing="false" fo:line-height="115%" fo:text-align="center" style:justify-single-word="false"/>
      <style:text-properties fo:color="#d62e4e" loext:opacity="100%" fo:font-size="28pt" officeooo:rsid="004f3921" officeooo:paragraph-rsid="004f3921" style:font-size-asian="28pt" style:font-size-complex="28pt"/>
    </style:style>
    <style:style style:name="P81" style:family="paragraph" style:parent-style-name="Standard">
      <style:paragraph-properties fo:margin-top="0in" fo:margin-bottom="0.0717in" style:contextual-spacing="false"/>
      <style:text-properties officeooo:rsid="004f3921" officeooo:paragraph-rsid="004f3921"/>
    </style:style>
    <style:style style:name="P82" style:family="paragraph" style:parent-style-name="Standard" style:list-style-name="L1">
      <style:paragraph-properties fo:margin-top="0in" fo:margin-bottom="0.0717in" style:contextual-spacing="false"/>
      <style:text-properties officeooo:rsid="004f3921" officeooo:paragraph-rsid="004f3921"/>
    </style:style>
    <style:style style:name="P83" style:family="paragraph" style:parent-style-name="Standard" style:list-style-name="L1">
      <style:paragraph-properties fo:margin-top="0in" fo:margin-bottom="0.0717in" style:contextual-spacing="false"/>
      <style:text-properties officeooo:paragraph-rsid="004f3921"/>
    </style:style>
    <style:style style:name="P84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4b28"/>
    </style:style>
    <style:style style:name="P85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a9b2"/>
    </style:style>
    <style:style style:name="P86" style:family="paragraph" style:parent-style-name="Standard">
      <style:paragraph-properties fo:margin-top="0.0398in" fo:margin-bottom="0.0398in" style:contextual-spacing="false" fo:text-align="start" style:justify-single-word="false" style:writing-mode="lr-tb"/>
      <style:text-properties officeooo:paragraph-rsid="0052ac0c"/>
    </style:style>
    <style:style style:name="P87" style:family="paragraph" style:parent-style-name="Standard">
      <style:paragraph-properties fo:margin-top="0.0791in" fo:margin-bottom="0.1508in" style:contextual-spacing="false" fo:line-height="135%" style:writing-mode="lr-tb"/>
      <style:text-properties officeooo:paragraph-rsid="00544b96"/>
    </style:style>
    <style:style style:name="P88" style:family="paragraph" style:parent-style-name="Standard">
      <style:paragraph-properties fo:margin-top="0in" fo:margin-bottom="0.0717in" style:contextual-spacing="false" fo:line-height="100%" fo:text-align="center" style:justify-single-word="false" style:writing-mode="lr-tb"/>
      <style:text-properties officeooo:paragraph-rsid="00544b96"/>
    </style:style>
    <style:style style:name="P89" style:family="paragraph" style:parent-style-name="Standard">
      <style:paragraph-properties fo:text-align="center" style:justify-single-word="false"/>
      <style:text-properties officeooo:paragraph-rsid="00544b96"/>
    </style:style>
    <style:style style:name="P90" style:family="paragraph" style:parent-style-name="Standard">
      <style:paragraph-properties fo:text-align="start" style:justify-single-word="false"/>
      <style:text-properties officeooo:paragraph-rsid="00544b96"/>
    </style:style>
    <style:style style:name="P91" style:family="paragraph" style:parent-style-name="Standard">
      <style:text-properties fo:color="#d62e4e" loext:opacity="100%" fo:font-size="26pt" fo:font-style="normal" officeooo:rsid="0054f61b" officeooo:paragraph-rsid="0054f61b" style:font-size-asian="26pt" style:font-style-asian="normal" style:font-size-complex="26pt" style:font-style-complex="normal"/>
    </style:style>
    <style:style style:name="P92" style:family="paragraph" style:parent-style-name="Standard">
      <style:text-properties fo:font-style="normal" officeooo:rsid="0054f61b" officeooo:paragraph-rsid="0054f61b" style:font-style-asian="normal" style:font-style-complex="normal"/>
    </style:style>
    <style:style style:name="P93" style:family="paragraph" style:parent-style-name="Standard">
      <style:text-properties fo:font-size="16pt" style:font-size-asian="16pt" style:font-size-complex="16pt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0554e7d" officeooo:paragraph-rsid="00554e7d"/>
    </style:style>
    <style:style style:name="P95" style:family="paragraph" style:parent-style-name="Standard">
      <style:paragraph-properties fo:text-align="start" style:justify-single-word="false" style:writing-mode="lr-tb"/>
      <style:text-properties officeooo:rsid="0056083f" officeooo:paragraph-rsid="0056083f"/>
    </style:style>
    <style:style style:name="P96" style:family="paragraph" style:parent-style-name="Standard">
      <style:paragraph-properties fo:text-align="start" style:justify-single-word="false" style:writing-mode="lr-tb"/>
      <style:text-properties fo:color="#d62e4e" loext:opacity="100%" officeooo:rsid="0056083f" officeooo:paragraph-rsid="0056083f"/>
    </style:style>
    <style:style style:name="P97" style:family="paragraph" style:parent-style-name="Standard">
      <style:text-properties fo:font-style="normal" officeooo:rsid="0056083f" officeooo:paragraph-rsid="0056083f" style:font-style-asian="normal" style:font-style-complex="normal"/>
    </style:style>
    <style:style style:name="P98" style:family="paragraph" style:parent-style-name="Standard">
      <style:paragraph-properties fo:text-align="end" style:justify-single-word="false" style:writing-mode="rl-tb"/>
      <style:text-properties fo:font-style="normal" officeooo:rsid="0056083f" officeooo:paragraph-rsid="0056083f" style:font-style-asian="normal" style:font-style-complex="normal"/>
    </style:style>
    <style:style style:name="P99" style:family="paragraph" style:parent-style-name="Standard">
      <style:paragraph-properties fo:text-align="start" style:justify-single-word="false" style:writing-mode="lr-tb"/>
      <style:text-properties fo:font-style="normal" officeooo:rsid="00580073" officeooo:paragraph-rsid="00580073" style:font-style-asian="normal" style:font-style-complex="normal"/>
    </style:style>
    <style:style style:name="P100" style:family="paragraph" style:parent-style-name="Standard">
      <style:paragraph-properties fo:text-align="end" style:justify-single-word="false" style:writing-mode="rl-tb"/>
      <style:text-properties fo:font-style="normal" officeooo:rsid="00580073" officeooo:paragraph-rsid="00580073" style:font-style-asian="normal" style:font-style-complex="normal"/>
    </style:style>
    <style:style style:name="P101" style:family="paragraph" style:parent-style-name="Standard">
      <style:paragraph-properties fo:text-align="start" style:justify-single-word="false" style:writing-mode="lr-tb"/>
      <style:text-properties fo:font-style="normal" officeooo:rsid="005993fb" officeooo:paragraph-rsid="005993fb" style:font-style-asian="normal" style:font-style-complex="normal"/>
    </style:style>
    <style:style style:name="P102" style:family="paragraph" style:parent-style-name="Standard">
      <style:text-properties officeooo:rsid="005993fb" officeooo:paragraph-rsid="005993fb"/>
    </style:style>
    <style:style style:name="P103" style:family="paragraph" style:parent-style-name="Standard">
      <style:paragraph-properties fo:line-height="100%" fo:text-align="center" style:justify-single-word="false" style:writing-mode="lr-tb"/>
      <style:text-properties officeooo:paragraph-rsid="005e0047"/>
    </style:style>
    <style:style style:name="P104" style:family="paragraph" style:parent-style-name="Standard">
      <style:text-properties officeooo:paragraph-rsid="005e0047"/>
    </style:style>
    <style:style style:name="P105" style:family="paragraph" style:parent-style-name="Standard">
      <style:paragraph-properties fo:text-align="end" style:justify-single-word="false" style:writing-mode="rl-tb"/>
      <style:text-properties officeooo:paragraph-rsid="005e0047"/>
    </style:style>
    <style:style style:name="P106" style:family="paragraph" style:parent-style-name="Standard">
      <style:text-properties officeooo:paragraph-rsid="005f9807"/>
    </style:style>
    <style:style style:name="P107" style:family="paragraph" style:parent-style-name="Standard">
      <style:text-properties fo:color="#c9211e" loext:opacity="100%" fo:font-style="normal" style:font-style-asian="normal" style:font-style-complex="normal"/>
    </style:style>
    <style:style style:name="P108" style:family="paragraph" style:parent-style-name="Standard">
      <style:text-properties officeooo:paragraph-rsid="0062ce35"/>
    </style:style>
    <style:style style:name="P109" style:family="paragraph" style:parent-style-name="Standard">
      <style:text-properties fo:color="#c9211e" loext:opacity="100%" fo:font-size="13pt" fo:font-style="normal" style:font-size-asian="13pt" style:font-style-asian="normal" style:font-size-complex="13pt" style:font-style-complex="normal"/>
    </style:style>
    <style:style style:name="P110" style:family="paragraph" style:parent-style-name="Standard">
      <style:text-properties officeooo:paragraph-rsid="0063f4e6"/>
    </style:style>
    <style:style style:name="P111" style:family="paragraph" style:parent-style-name="Standard">
      <style:paragraph-properties fo:line-height="100%" fo:text-align="center" style:justify-single-word="false"/>
      <style:text-properties officeooo:paragraph-rsid="005e0047"/>
    </style:style>
    <style:style style:name="P112" style:family="paragraph" style:parent-style-name="Standard">
      <style:text-properties fo:color="#c9211e" loext:opacity="100%" fo:font-style="normal" officeooo:rsid="00659ba4" officeooo:paragraph-rsid="00659ba4" style:font-style-asian="normal" style:font-style-complex="normal"/>
    </style:style>
    <style:style style:name="P113" style:family="paragraph" style:parent-style-name="Standard" style:list-style-name="L2">
      <style:text-properties fo:color="#c9211e" loext:opacity="100%" fo:font-style="normal" officeooo:rsid="0066b7b6" officeooo:paragraph-rsid="0066b7b6" style:font-style-asian="normal" style:font-style-complex="normal"/>
    </style:style>
    <style:style style:name="P114" style:family="paragraph" style:parent-style-name="Standard">
      <style:paragraph-properties fo:text-align="center" style:justify-single-word="false"/>
      <style:text-properties fo:color="#355269" loext:opacity="100%" fo:font-style="normal" officeooo:rsid="0067b13d" officeooo:paragraph-rsid="0067b13d" fo:background-color="#ffd428" style:font-style-asian="normal" style:font-style-complex="normal"/>
    </style:style>
    <style:style style:name="P115" style:family="paragraph" style:parent-style-name="Standard">
      <style:text-properties fo:font-size="20pt" style:font-size-asian="20pt" style:font-size-complex="20pt"/>
    </style:style>
    <style:style style:name="P116" style:family="paragraph" style:parent-style-name="Standard">
      <style:text-properties fo:color="#492300" loext:opacity="100%" fo:font-size="20pt" style:font-size-asian="20pt" style:font-size-complex="20pt"/>
    </style:style>
    <style:style style:name="P117" style:family="paragraph" style:parent-style-name="Standard">
      <style:text-properties fo:color="#492300" loext:opacity="100%" fo:font-size="20pt" officeooo:paragraph-rsid="0069e947" style:font-size-asian="20pt" style:font-size-complex="20pt"/>
    </style:style>
    <style:style style:name="P118" style:family="paragraph" style:parent-style-name="Standard">
      <style:text-properties fo:color="#492300" loext:opacity="100%" fo:font-size="20pt" officeooo:paragraph-rsid="006d3055" style:font-size-asian="20pt" style:font-size-complex="20pt"/>
    </style:style>
    <style:style style:name="P119" style:family="paragraph" style:parent-style-name="Standard">
      <style:text-properties fo:color="#650953" loext:opacity="100%"/>
    </style:style>
    <style:style style:name="P120" style:family="paragraph" style:parent-style-name="Standard">
      <style:text-properties fo:color="#492300" loext:opacity="100%" fo:font-size="20pt" officeooo:paragraph-rsid="00741e43" style:font-size-asian="20pt" style:font-size-complex="20pt"/>
    </style:style>
    <style:style style:name="P121" style:family="paragraph" style:parent-style-name="Standard">
      <style:text-properties fo:color="#492300" loext:opacity="100%" fo:font-size="20pt" officeooo:paragraph-rsid="007583b3" style:font-size-asian="20pt" style:font-size-complex="20pt"/>
    </style:style>
    <style:style style:name="P122" style:family="paragraph" style:parent-style-name="Standard">
      <style:paragraph-properties fo:text-align="center" style:justify-single-word="false"/>
    </style:style>
    <style:style style:name="P123" style:family="paragraph" style:parent-style-name="Standard">
      <style:text-properties fo:font-size="18pt" style:font-size-asian="18pt" style:font-size-complex="18pt"/>
    </style:style>
    <style:style style:name="P124" style:family="paragraph" style:parent-style-name="Standard">
      <style:paragraph-properties fo:text-align="end" style:justify-single-word="false" style:writing-mode="rl-tb"/>
      <style:text-properties fo:font-size="18pt" officeooo:rsid="0076c50f" officeooo:paragraph-rsid="0076c50f" style:font-size-asian="18pt" style:font-size-complex="18pt"/>
    </style:style>
    <style:style style:name="P125" style:family="paragraph" style:parent-style-name="Text_20_body" style:list-style-name="L3">
      <style:paragraph-properties fo:text-align="end" style:justify-single-word="false" style:writing-mode="rl-tb"/>
      <style:text-properties fo:color="#ab18cd" loext:opacity="100%" officeooo:paragraph-rsid="0076c50f"/>
    </style:style>
    <style:style style:name="P126" style:family="paragraph" style:parent-style-name="Text_20_body" style:list-style-name="L3">
      <style:paragraph-properties fo:text-align="end" style:justify-single-word="false" style:writing-mode="rl-tb"/>
      <style:text-properties fo:color="#ff6bd6" loext:opacity="100%" fo:font-size="17pt" officeooo:rsid="0076c50f" style:font-size-asian="17pt" style:font-size-complex="17pt"/>
    </style:style>
    <style:style style:name="P127" style:family="paragraph" style:parent-style-name="خط_20_سفلي" style:list-style-name="L3">
      <style:paragraph-properties fo:text-align="end" style:justify-single-word="false" style:writing-mode="rl-tb"/>
      <style:text-properties fo:color="#fbc2eb" loext:opacity="100%"/>
    </style:style>
    <style:style style:name="P128" style:family="paragraph" style:parent-style-name="Standard">
      <style:text-properties fo:color="#492300" loext:opacity="100%" fo:font-size="20pt" officeooo:rsid="00787c3f" officeooo:paragraph-rsid="00787c3f" style:font-size-asian="20pt" style:font-size-complex="20pt"/>
    </style:style>
    <style:style style:name="P129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/>
    </style:style>
    <style:style style:name="P130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</style:style>
    <style:style style:name="P131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P132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/>
    </style:style>
    <style:style style:name="P133" style:family="paragraph" style:parent-style-name="Table_20_Contents">
      <style:paragraph-properties fo:margin-left="0in" fo:margin-right="0in" fo:margin-top="0in" fo:margin-bottom="0in" style:contextual-spacing="false" fo:line-height="114%" fo:text-align="center" style:justify-single-word="false" fo:orphans="2" fo:widows="2" fo:text-indent="0in" style:auto-text-indent="false" fo:keep-with-next="auto" style:writing-mode="rl-tb"/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P134" style:family="paragraph" style:parent-style-name="Standard">
      <style:paragraph-properties fo:margin-top="0.1583in" fo:margin-bottom="0.1583in" style:contextual-spacing="false" fo:line-height="100%"/>
      <style:text-properties fo:color="#492300" loext:opacity="100%" fo:font-size="20pt" officeooo:rsid="007f902e" officeooo:paragraph-rsid="007f902e" style:font-size-asian="20pt" style:font-size-complex="20pt"/>
    </style:style>
    <style:style style:name="P135" style:family="paragraph" style:parent-style-name="Standard">
      <style:text-properties fo:color="#1c1c1c" loext:opacity="100%" officeooo:rsid="00862e28" officeooo:paragraph-rsid="00862e28"/>
    </style:style>
    <style:style style:name="P136" style:family="paragraph" style:parent-style-name="Standard">
      <style:text-properties fo:color="#1c1c1c" loext:opacity="100%" officeooo:rsid="00862e28" officeooo:paragraph-rsid="00879fb7"/>
    </style:style>
    <style:style style:name="P137" style:family="paragraph" style:parent-style-name="Standard">
      <style:text-properties fo:color="#ff7b59" loext:opacity="100%"/>
    </style:style>
    <style:style style:name="P138" style:family="paragraph" style:parent-style-name="Standard">
      <style:paragraph-properties fo:margin-top="0in" fo:margin-bottom="0.0319in" style:contextual-spacing="false" fo:text-align="end" style:justify-single-word="false" style:writing-mode="rl-tb"/>
      <style:text-properties fo:color="#ed4c05" loext:opacity="100%" fo:font-size="18pt" officeooo:rsid="00880ce0" officeooo:paragraph-rsid="00880ce0" style:font-size-asian="18pt" style:font-size-complex="18pt"/>
    </style:style>
    <style:style style:name="P139" style:family="paragraph" style:parent-style-name="Standard">
      <style:text-properties fo:color="#1c1c1c" loext:opacity="100%" officeooo:rsid="00862e28" officeooo:paragraph-rsid="00880ce0"/>
    </style:style>
    <style:style style:name="P140" style:family="paragraph" style:parent-style-name="Standard">
      <style:paragraph-properties fo:margin-top="0in" fo:margin-bottom="0.0319in" style:contextual-spacing="false"/>
    </style:style>
    <style:style style:name="P141" style:family="paragraph" style:parent-style-name="Standard">
      <style:paragraph-properties fo:margin-top="0in" fo:margin-bottom="0.0319in" style:contextual-spacing="false"/>
      <style:text-properties fo:color="#1c1c1c" loext:opacity="100%" officeooo:rsid="00862e28" officeooo:paragraph-rsid="008939af"/>
    </style:style>
    <style:style style:name="P142" style:family="paragraph" style:parent-style-name="Standard">
      <style:text-properties fo:font-size="21pt" style:font-size-asian="21pt" style:font-size-complex="21pt"/>
    </style:style>
    <style:style style:name="P143" style:family="paragraph" style:parent-style-name="Standard">
      <style:text-properties officeooo:paragraph-rsid="00910b22"/>
    </style:style>
    <style:style style:name="P144" style:family="paragraph" style:parent-style-name="خط_20_سفلي">
      <style:paragraph-properties fo:text-align="end" style:justify-single-word="false" style:writing-mode="rl-tb"/>
    </style:style>
    <style:style style:name="P145" style:family="paragraph" style:parent-style-name="Standard">
      <style:paragraph-properties fo:margin-top="0in" fo:margin-bottom="0.0319in" style:contextual-spacing="false" fo:text-align="start" style:justify-single-word="false" style:writing-mode="lr-tb"/>
      <style:text-properties officeooo:rsid="00954efd" officeooo:paragraph-rsid="0097b7c8"/>
    </style:style>
    <style:style style:name="P146" style:family="paragraph" style:parent-style-name="Standard">
      <style:paragraph-properties fo:margin-top="0in" fo:margin-bottom="0.0319in" style:contextual-spacing="false" fo:text-align="start" style:justify-single-word="false" style:writing-mode="lr-tb"/>
      <style:text-properties officeooo:rsid="0097b7c8" officeooo:paragraph-rsid="0097b7c8"/>
    </style:style>
    <style:style style:name="P147" style:family="paragraph" style:parent-style-name="خط_20_سفلي">
      <style:paragraph-properties fo:margin-top="0in" fo:margin-bottom="0in" style:contextual-spacing="false" fo:line-height="100%"/>
    </style:style>
    <style:style style:name="P148" style:family="paragraph" style:parent-style-name="Standard">
      <style:paragraph-properties fo:margin-top="0.1189in" fo:margin-bottom="0.1508in" style:contextual-spacing="false" fo:text-align="start" style:justify-single-word="false" style:writing-mode="lr-tb"/>
      <style:text-properties officeooo:rsid="009995cc" officeooo:paragraph-rsid="009995cc"/>
    </style:style>
    <style:style style:name="P149" style:family="paragraph" style:parent-style-name="Standard">
      <style:paragraph-properties fo:margin-top="0.1189in" fo:margin-bottom="0.1508in" style:contextual-spacing="false" fo:text-align="end" style:justify-single-word="false" style:writing-mode="rl-tb"/>
      <style:text-properties officeooo:rsid="009995cc" officeooo:paragraph-rsid="009995cc"/>
    </style:style>
    <style:style style:name="P150" style:family="paragraph" style:parent-style-name="Standard">
      <style:paragraph-properties fo:margin-top="0.1189in" fo:margin-bottom="0.1508in" style:contextual-spacing="false" fo:text-align="start" style:justify-single-word="false" style:writing-mode="lr-tb"/>
      <style:text-properties fo:font-size="17.6000003814697pt" officeooo:rsid="009995cc" officeooo:paragraph-rsid="009995cc" style:font-size-asian="17.6000003814697pt" style:font-size-complex="17.6000003814697pt"/>
    </style:style>
    <style:style style:name="P151" style:family="paragraph" style:parent-style-name="Standard">
      <style:paragraph-properties fo:margin-top="0.0791in" fo:margin-bottom="0.1508in" style:contextual-spacing="false"/>
      <style:text-properties fo:color="#1c1c1c" loext:opacity="100%" officeooo:rsid="008b2e79" officeooo:paragraph-rsid="008b2e79"/>
    </style:style>
    <style:style style:name="P152" style:family="paragraph" style:parent-style-name="Standard">
      <style:text-properties fo:font-size="18pt" officeooo:paragraph-rsid="009f5d28" style:font-size-asian="18pt" style:font-size-complex="18pt"/>
    </style:style>
    <style:style style:name="P153" style:family="paragraph" style:parent-style-name="Standard">
      <style:text-properties fo:font-size="13pt" style:font-size-asian="13pt" style:font-size-complex="13pt"/>
    </style:style>
    <style:style style:name="T1" style:family="text">
      <style:text-properties style:font-name="29LT Bukra Bold1" fo:font-size="20pt" style:font-size-asian="20pt" style:font-name-complex="29LT Bukra Bold2" style:font-size-complex="20pt" style:language-complex="ar" style:country-complex="EG"/>
    </style:style>
    <style:style style:name="T2" style:family="text">
      <style:text-properties style:font-name="29LT Bukra Bold1" fo:font-size="20pt" officeooo:rsid="0017077b" style:font-size-asian="20pt" style:font-name-complex="29LT Bukra Bold2" style:font-size-complex="20pt" style:language-complex="ar" style:country-complex="EG"/>
    </style:style>
    <style:style style:name="T3" style:family="text">
      <style:text-properties officeooo:rsid="003cb7ac"/>
    </style:style>
    <style:style style:name="T4" style:family="text">
      <style:text-properties style:font-name="29LT Bukra Bold1" fo:font-size="20pt" style:text-underline-style="solid" style:text-underline-width="auto" style:text-underline-color="font-color" style:font-size-asian="20pt" style:font-name-complex="29LT Bukra Bold2" style:font-size-complex="20pt" style:language-complex="ar" style:country-complex="EG"/>
    </style:style>
    <style:style style:name="T5" style:family="text">
      <style:text-properties style:font-name="29LT Bukra Bold1" fo:font-size="20pt" style:text-underline-style="dash" style:text-underline-width="auto" style:text-underline-color="font-color" style:font-size-asian="20pt" style:font-name-complex="29LT Bukra Bold2" style:font-size-complex="20pt" style:language-complex="ar" style:country-complex="EG"/>
    </style:style>
    <style:style style:name="T6" style:family="text">
      <style:text-properties fo:color="#833c0b" loext:opacity="100%" style:font-name="29LT Bukra Bold1" fo:font-size="20pt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833c0b" loext:opacity="100%" style:font-name="29LT Bukra Bold1" fo:font-size="20pt" style:text-underline-style="solid" style:text-underline-width="auto" style:text-underline-color="font-color" style:font-size-asian="20pt" style:font-name-complex="29LT Bukra Bold2" style:font-size-complex="20pt" style:language-complex="ar" style:country-complex="EG">
        <loext:char-complex-color loext:theme-type="accent2" loext:color-type="theme">
          <loext:transformation loext:type="shade" loext:value="4980"/>
        </loext:char-complex-color>
      </style:text-properties>
    </style:style>
    <style:style style:name="T8" style:family="text">
      <style:text-properties officeooo:rsid="00196460"/>
    </style:style>
    <style:style style:name="T9" style:family="text">
      <style:text-properties officeooo:rsid="001b6eff"/>
    </style:style>
    <style:style style:name="T10" style:family="text">
      <style:text-properties fo:color="#833c0b" loext:opacity="100%"/>
    </style:style>
    <style:style style:name="T11" style:family="text">
      <style:text-properties style:font-name="29LT Bukra Bold1" fo:font-size="20pt" officeooo:rsid="001b6eff" style:font-size-asian="20pt" style:font-name-complex="29LT Bukra Bold2" style:font-size-complex="20pt" style:language-complex="ar" style:country-complex="EG"/>
    </style:style>
    <style:style style:name="T12" style:family="text">
      <style:text-properties fo:color="#833c0b" loext:opacity="100%" style:font-name="29LT Bukra Bold1" fo:font-size="19pt" fo:font-style="normal" officeooo:rsid="001d0493" style:font-size-asian="19pt" style:font-style-asian="normal" style:font-name-complex="29LT Bukra Bold2" style:font-size-complex="19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3" style:family="text">
      <style:text-properties fo:color="#833c0b" loext:opacity="100%" style:font-name="29LT Bukra Bold1" fo:font-size="18pt" fo:font-style="normal" style:text-underline-style="solid" style:text-underline-width="auto" style:text-underline-color="font-color" officeooo:rsid="002d118d" style:font-size-asian="18pt" style:font-style-asian="normal" style:font-name-complex="29LT Bukra Bold2" style:font-size-complex="18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4" style:family="text">
      <style:text-properties fo:color="#833c0b" loext:opacity="100%" style:font-name="29LT Bukra Bold1" fo:font-size="18pt" fo:font-style="normal" officeooo:rsid="002d118d" style:font-size-asian="18pt" style:font-style-asian="normal" style:font-name-complex="29LT Bukra Bold2" style:font-size-complex="18pt" style:language-complex="ar" style:country-complex="EG" style:font-style-complex="normal">
        <loext:char-complex-color loext:theme-type="accent2" loext:color-type="theme">
          <loext:transformation loext:type="shade" loext:value="4980"/>
        </loext:char-complex-color>
      </style:text-properties>
    </style:style>
    <style:style style:name="T15" style:family="text">
      <style:text-properties fo:color="#f10d0c" loext:opacity="100%" style:font-name="29LT Bukra Bold3" fo:font-size="15pt" fo:font-style="normal" officeooo:rsid="002d118d" style:font-size-asian="13.1000003814697pt" style:font-style-asian="normal" style:font-name-complex="29LT Bukra Bold2" style:font-size-complex="15pt" style:language-complex="ar" style:country-complex="EG" style:font-style-complex="normal"/>
    </style:style>
    <style:style style:name="T16" style:family="text">
      <style:text-properties fo:color="#f10d0c" loext:opacity="100%" style:font-name="29LT Bukra Bold3" fo:font-size="20pt" fo:font-style="normal" officeooo:rsid="002f75af" style:font-size-asian="17.5pt" style:font-style-asian="normal" style:font-name-complex="29LT Bukra Bold2" style:font-size-complex="20pt" style:language-complex="ar" style:country-complex="EG" style:font-style-complex="normal"/>
    </style:style>
    <style:style style:name="T17" style:family="text">
      <style:text-properties fo:color="#f10d0c" loext:opacity="100%" style:font-name="29LT Bukra Bold3" fo:font-size="16pt" fo:font-style="normal" officeooo:rsid="00306967" style:font-size-asian="16pt" style:font-style-asian="normal" style:font-name-complex="29LT Bukra Bold2" style:font-size-complex="16pt" style:language-complex="ar" style:country-complex="EG" style:font-style-complex="normal"/>
    </style:style>
    <style:style style:name="T18" style:family="text">
      <style:text-properties fo:color="#f10d0c" loext:opacity="100%" style:font-name="29LT Bukra Bold3" fo:font-size="16pt" fo:font-style="normal" officeooo:rsid="0033de67" style:font-size-asian="16pt" style:font-style-asian="normal" style:font-name-complex="29LT Bukra Bold2" style:font-size-complex="16pt" style:language-complex="ar" style:country-complex="EG" style:font-style-complex="normal"/>
    </style:style>
    <style:style style:name="T19" style:family="text">
      <style:text-properties fo:color="#f10d0c" loext:opacity="100%" style:font-name="29LT Bukra Bold3" fo:font-size="20pt" fo:font-style="normal" officeooo:rsid="003346d9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0" style:family="text">
      <style:text-properties fo:color="#f10d0c" loext:opacity="100%" style:font-name="29LT Bukra Bold3" fo:font-size="20pt" fo:font-style="normal" officeooo:rsid="0035430f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1" style:family="text">
      <style:text-properties fo:color="#f10d0c" loext:opacity="100%" style:font-name="29LT Bukra Bold3" fo:font-size="20pt" fo:font-style="normal" officeooo:rsid="00369a16" style:font-size-asian="17.5pt" style:font-style-asian="normal" style:font-name-complex="29LT Bukra Bold2" style:font-size-complex="20pt" style:language-complex="ar" style:country-complex="EG" style:font-style-complex="normal"/>
    </style:style>
    <style:style style:name="T22" style:family="text">
      <style:text-properties fo:color="#f10d0c" loext:opacity="100%" fo:font-style="normal" style:font-style-asian="normal" style:language-complex="ar" style:country-complex="EG" style:font-style-complex="normal"/>
    </style:style>
    <style:style style:name="T23" style:family="text">
      <style:text-properties fo:font-style="normal" style:font-style-asian="normal" style:language-complex="ar" style:country-complex="EG" style:font-style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background-color="#ffd428" loext:char-shading-value="0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e8a202" loext:opacity="100%" fo:font-size="22pt" style:font-size-asian="22pt" style:font-size-complex="22pt"/>
    </style:style>
    <style:style style:name="T28" style:family="text">
      <style:text-properties fo:color="#e8a202" loext:opacity="100%" fo:font-size="22pt" fo:language="en" fo:country="US" style:letter-kerning="false" style:font-name-asian="Calibri" style:font-size-asian="22pt" style:language-asian="en" style:country-asian="US" style:font-size-complex="22pt" style:language-complex="ar" style:country-complex="SA"/>
    </style:style>
    <style:style style:name="T29" style:family="text">
      <style:text-properties officeooo:rsid="003b643b"/>
    </style:style>
    <style:style style:name="T30" style:family="text">
      <style:text-properties style:text-underline-style="dotted" style:text-underline-width="auto" style:text-underline-color="font-color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f10d0c" loext:opacity="100%" style:font-name="29LT Bukra Bold3" fo:font-size="20pt" fo:font-style="normal" officeooo:rsid="003d440d" style:font-size-asian="17.5pt" style:font-style-asian="normal" style:font-name-complex="29LT Bukra Bold2" style:font-size-complex="20pt" style:language-complex="ar" style:country-complex="EG" style:font-style-complex="normal"/>
    </style:style>
    <style:style style:name="T33" style:family="text">
      <style:text-properties fo:font-size="18pt" fo:font-style="normal" officeooo:rsid="0041a01f" style:font-size-asian="18pt" style:font-style-asian="normal" style:font-size-complex="18pt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color="#155ee7" loext:opacity="100%" fo:font-size="30pt" fo:font-style="normal" fo:font-weight="normal" officeooo:rsid="0046df30" fo:background-color="#ffd428" loext:char-shading-value="0" style:font-size-asian="30pt" style:font-style-asian="normal" style:font-weight-asian="normal" style:font-size-complex="30pt" style:font-style-complex="normal" style:font-weight-complex="normal"/>
    </style:style>
    <style:style style:name="T36" style:family="text">
      <style:text-properties fo:font-style="normal" officeooo:rsid="00473e7b" style:font-style-asian="normal" style:font-style-complex="normal"/>
    </style:style>
    <style:style style:name="T37" style:family="text">
      <style:text-properties fo:font-style="normal" officeooo:rsid="0048be73" style:font-style-asian="normal" style:font-style-complex="normal"/>
    </style:style>
    <style:style style:name="T38" style:family="text">
      <style:text-properties fo:color="#ff3838" loext:opacity="100%" fo:font-style="normal" officeooo:rsid="0048be73" style:font-style-asian="normal" style:font-style-complex="normal"/>
    </style:style>
    <style:style style:name="T39" style:family="text">
      <style:text-properties fo:font-style="normal" officeooo:rsid="00490289" style:font-style-asian="normal" style:font-style-complex="normal"/>
    </style:style>
    <style:style style:name="T40" style:family="text">
      <style:text-properties fo:font-style="normal" officeooo:rsid="0049db10" style:font-style-asian="normal" style:font-style-complex="normal"/>
    </style:style>
    <style:style style:name="T41" style:family="text">
      <style:text-properties fo:font-style="normal" officeooo:rsid="004b1709" style:font-style-asian="normal" style:font-style-complex="normal"/>
    </style:style>
    <style:style style:name="T42" style:family="text">
      <style:text-properties fo:color="#ff3838" loext:opacity="100%" fo:font-size="16pt" fo:font-style="normal" style:font-size-asian="16pt" style:font-style-asian="normal" style:font-size-complex="16pt" style:font-style-complex="normal"/>
    </style:style>
    <style:style style:name="T43" style:family="text">
      <style:text-properties officeooo:rsid="004ef8ad"/>
    </style:style>
    <style:style style:name="T44" style:family="text">
      <style:text-properties fo:color="#d62e4e" loext:opacity="100%" officeooo:rsid="00512578"/>
    </style:style>
    <style:style style:name="T45" style:family="text">
      <style:text-properties fo:color="#d62e4e" loext:opacity="100%" officeooo:rsid="00524b28"/>
    </style:style>
    <style:style style:name="T46" style:family="text">
      <style:text-properties officeooo:rsid="004f3921"/>
    </style:style>
    <style:style style:name="T47" style:family="text">
      <style:text-properties fo:color="#d62e4e" loext:opacity="100%" fo:font-size="22pt" style:letter-kerning="false" style:language-complex="ar" style:country-complex="EG"/>
    </style:style>
    <style:style style:name="T48" style:family="text">
      <style:text-properties fo:color="#d62e4e" loext:opacity="100%"/>
    </style:style>
    <style:style style:name="T49" style:family="text">
      <style:text-properties fo:font-style="normal" officeooo:rsid="00524b28" style:font-style-asian="normal" style:font-style-complex="normal"/>
    </style:style>
    <style:style style:name="T50" style:family="text">
      <style:text-properties fo:color="#d62e4e" loext:opacity="100%" fo:font-style="normal" officeooo:rsid="0052a9b2" style:font-style-asian="normal" style:font-style-complex="normal"/>
    </style:style>
    <style:style style:name="T51" style:family="text">
      <style:text-properties fo:font-style="normal" officeooo:rsid="0052a9b2" style:font-style-asian="normal" style:font-style-complex="normal"/>
    </style:style>
    <style:style style:name="T52" style:family="text">
      <style:text-properties fo:font-style="normal" officeooo:rsid="0052ac0c" style:font-style-asian="normal" style:font-style-complex="normal"/>
    </style:style>
    <style:style style:name="T53" style:family="text">
      <style:text-properties fo:color="#d62e4e" loext:opacity="100%" fo:font-style="normal" style:font-style-asian="normal" style:font-style-complex="normal"/>
    </style:style>
    <style:style style:name="T54" style:family="text">
      <style:text-properties fo:color="#d62e4e" loext:opacity="100%" fo:font-style="normal" officeooo:rsid="0052ac0c" style:font-style-asian="normal" style:font-style-complex="normal"/>
    </style:style>
    <style:style style:name="T55" style:family="text">
      <style:text-properties fo:color="#d62e4e" loext:opacity="100%" fo:font-size="27pt" fo:font-style="normal" officeooo:rsid="00544b96" style:font-size-asian="27pt" style:font-style-asian="normal" style:font-size-complex="27pt" style:font-style-complex="normal"/>
    </style:style>
    <style:style style:name="T56" style:family="text">
      <style:text-properties fo:font-style="normal" officeooo:rsid="00544b96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officeooo:rsid="00544b96" style:font-style-asian="normal" style:font-style-complex="normal"/>
    </style:style>
    <style:style style:name="T58" style:family="text">
      <style:text-properties fo:font-style="normal" officeooo:rsid="00547f7a" style:font-style-asian="normal" style:font-style-complex="normal"/>
    </style:style>
    <style:style style:name="T59" style:family="text">
      <style:text-properties officeooo:rsid="00554e7d"/>
    </style:style>
    <style:style style:name="T60" style:family="text">
      <style:text-properties officeooo:rsid="00580073"/>
    </style:style>
    <style:style style:name="T61" style:family="text">
      <style:text-properties fo:font-size="18pt" style:font-size-asian="18pt" style:font-size-complex="18pt"/>
    </style:style>
    <style:style style:name="T62" style:family="text">
      <style:text-properties fo:color="#ff5429" loext:opacity="100%" fo:font-size="40pt" fo:font-style="normal" officeooo:rsid="005e0047" style:font-size-asian="40pt" style:font-style-asian="normal" style:font-size-complex="40pt" style:font-style-complex="normal"/>
    </style:style>
    <style:style style:name="T63" style:family="text">
      <style:text-properties fo:font-style="normal" officeooo:rsid="005e0047" style:font-style-asian="normal" style:font-style-complex="normal"/>
    </style:style>
    <style:style style:name="T64" style:family="text">
      <style:text-properties fo:font-family="Impact" style:font-family-generic="swiss" style:font-pitch="variable" fo:font-size="15pt" fo:font-style="normal" officeooo:rsid="005e8852" style:font-size-asian="15pt" style:font-style-asian="normal" style:font-size-complex="15pt" style:font-style-complex="normal"/>
    </style:style>
    <style:style style:name="T65" style:family="text">
      <style:text-properties fo:font-style="normal" officeooo:rsid="005f9807" style:font-style-asian="normal" style:font-style-complex="normal"/>
    </style:style>
    <style:style style:name="T66" style:family="text">
      <style:text-properties fo:font-size="15pt" fo:font-style="normal" officeooo:rsid="005f9807" style:font-size-asian="15pt" style:font-style-asian="normal" style:font-size-complex="15pt" style:font-style-complex="normal"/>
    </style:style>
    <style:style style:name="T67" style:family="text">
      <style:text-properties fo:color="#c9211e" loext:opacity="100%" fo:font-style="normal" style:font-style-asian="normal" style:font-style-complex="normal"/>
    </style:style>
    <style:style style:name="T68" style:family="text">
      <style:text-properties fo:font-style="normal" officeooo:rsid="0062ce35" style:font-style-asian="normal" style:font-style-complex="normal"/>
    </style:style>
    <style:style style:name="T69" style:family="text">
      <style:text-properties fo:color="#c9211e" loext:opacity="100%" fo:font-size="13pt" fo:font-style="normal" style:font-size-asian="13pt" style:font-style-asian="normal" style:font-size-complex="13pt" style:font-style-complex="normal"/>
    </style:style>
    <style:style style:name="T70" style:family="text">
      <style:text-properties officeooo:rsid="0062ce35"/>
    </style:style>
    <style:style style:name="T71" style:family="text">
      <style:text-properties fo:font-style="normal" officeooo:rsid="0063f4e6" style:font-style-asian="normal" style:font-style-complex="normal"/>
    </style:style>
    <style:style style:name="T72" style:family="text">
      <style:text-properties fo:color="#f21e54" loext:opacity="100%" fo:font-size="20pt" officeooo:rsid="007583b3" style:font-size-asian="20pt" style:font-size-complex="20pt"/>
    </style:style>
    <style:style style:name="T73" style:family="text">
      <style:text-properties fo:font-size="17pt" officeooo:rsid="0076c50f" style:font-size-asian="17pt" style:font-size-complex="17pt" style:font-weight-complex="bold"/>
    </style:style>
    <style:style style:name="T74" style:family="text">
      <style:text-properties fo:font-size="17pt" fo:font-weight="bold" officeooo:rsid="0076c50f" style:font-size-asian="17pt" style:font-size-complex="17pt"/>
    </style:style>
    <style:style style:name="T75" style:family="text">
      <style:text-properties fo:font-size="17pt" officeooo:rsid="0076c50f" style:font-size-asian="17pt" style:font-size-complex="17pt"/>
    </style:style>
    <style:style style:name="T76" style:family="text">
      <style:text-properties style:font-weight-complex="bold"/>
    </style:style>
    <style:style style:name="T77" style:family="text">
      <style:text-properties fo:font-weight="bold"/>
    </style:style>
    <style:style style:name="T78" style:family="text">
      <style:text-properties fo:font-size="17pt" style:font-size-asian="17pt" style:font-size-complex="17pt"/>
    </style:style>
    <style:style style:name="T79" style:family="text">
      <style:text-properties fo:font-size="17pt" style:letter-kerning="false" style:font-size-asian="17pt" style:font-size-complex="17pt" style:language-complex="ar" style:country-complex="EG"/>
    </style:style>
    <style:style style:name="T80" style:family="text">
      <style:text-properties officeooo:rsid="00791a2a"/>
    </style:style>
    <style:style style:name="T81" style:family="text"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T82" style:family="text">
      <style:text-properties loext:padding="0in" loext:border="none"/>
    </style:style>
    <style:style style:name="T83" style:family="text">
      <style:text-properties officeooo:rsid="007bb2d0"/>
    </style:style>
    <style:style style:name="T84" style:family="text">
      <style:text-properties fo:color="#444746" loext:opacity="100%" style:font-name="29LT Bukra Bold3" fo:font-size="15pt" fo:font-weight="normal" style:font-size-asian="15pt" style:font-weight-asian="normal" style:font-name-complex="29LT Bukra Bold3" style:font-size-complex="15pt" style:font-weight-complex="normal" loext:padding="0in" loext:border="none"/>
    </style:style>
    <style:style style:name="T85" style:family="text">
      <style:text-properties fo:color="#1b1c1d" loext:opacity="100%" style:font-name="29LT Bukra Bold3" fo:font-size="15pt" fo:font-weight="normal" style:font-size-asian="15pt" style:font-weight-asian="normal" style:font-name-complex="29LT Bukra Bold3" style:font-size-complex="15pt" style:font-weight-complex="normal"/>
    </style:style>
    <style:style style:name="T86" style:family="text">
      <style:text-properties officeooo:rsid="00850af0"/>
    </style:style>
    <style:style style:name="T87" style:family="text">
      <style:text-properties fo:color="#168253" loext:opacity="100%"/>
    </style:style>
    <style:style style:name="T88" style:family="text">
      <style:text-properties fo:color="#168253" loext:opacity="100%" officeooo:rsid="0088c26b"/>
    </style:style>
    <style:style style:name="T89" style:family="text">
      <style:text-properties officeooo:rsid="008e13a4"/>
    </style:style>
    <style:style style:name="T90" style:family="text">
      <style:text-properties fo:color="#833c0b" loext:opacity="100%" fo:font-size="21pt" style:letter-kerning="false" style:font-size-asian="21pt" style:font-size-complex="21pt" style:language-complex="ar" style:country-complex="EG"/>
    </style:style>
    <style:style style:name="T91" style:family="text">
      <style:text-properties fo:color="#168253" loext:opacity="100%" officeooo:rsid="00910b22"/>
    </style:style>
    <style:style style:name="T92" style:family="text">
      <style:text-properties fo:font-size="21pt" officeooo:rsid="00910b22" style:font-size-asian="21pt" style:font-size-complex="21pt"/>
    </style:style>
    <style:style style:name="T93" style:family="text">
      <style:text-properties fo:font-size="21pt" style:font-size-asian="21pt" style:font-size-complex="21pt"/>
    </style:style>
    <style:style style:name="T94" style:family="text">
      <style:text-properties fo:color="#168253" loext:opacity="100%" fo:font-size="22pt" officeooo:rsid="00910b22" style:letter-kerning="false" style:language-complex="ar" style:country-complex="EG"/>
    </style:style>
    <style:style style:name="T95" style:family="text">
      <style:text-properties fo:color="#168253" loext:opacity="100%" fo:font-size="22pt" officeooo:rsid="009170b3" style:letter-kerning="false" style:language-complex="ar" style:country-complex="EG"/>
    </style:style>
    <style:style style:name="T96" style:family="text">
      <style:text-properties officeooo:rsid="0096bd3f"/>
    </style:style>
    <style:style style:name="T97" style:family="text">
      <style:text-properties officeooo:rsid="00954efd"/>
    </style:style>
    <style:style style:name="T98" style:family="text">
      <style:text-properties officeooo:rsid="009a6264"/>
    </style:style>
    <style:style style:name="T99" style:family="text">
      <style:text-properties officeooo:rsid="009af342"/>
    </style:style>
    <style:style style:name="T100" style:family="text">
      <style:text-properties officeooo:rsid="009f5d28"/>
    </style:style>
    <style:style style:name="T101" style:family="text">
      <style:text-properties style:text-underline-style="none"/>
    </style:style>
    <style:style style:name="T102" style:family="text">
      <style:text-properties fo:font-size="13pt" style:font-size-asian="13pt" style:font-size-complex="13pt"/>
    </style:style>
    <style:style style:name="T103" style:family="text">
      <style:text-properties fo:color="#d62e4e" loext:opacity="100%" fo:font-family="imact" fo:font-size="27pt" fo:font-style="normal" officeooo:rsid="005e0047" style:font-size-asian="27pt" style:font-style-asian="normal" style:font-size-complex="27pt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5in" svg:stroke-color="#3465a4" draw:marker-start-width="0in" draw:marker-end-width="0in" draw:textarea-horizontal-align="center" draw:textarea-vertical-align="middle" fo:padding-top="0.0508in" fo:padding-bottom="0.0508in" fo:padding-left="0.0508in" fo:padding-right="0.0508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99in" svg:stroke-color="#55308d" draw:fill-color="#2a6099" draw:textarea-horizontal-align="center" draw:textarea-vertical-align="middle" fo:padding-top="0.0146in" fo:padding-bottom="0.0146in" fo:padding-left="0.0146in" fo:padding-right="0.0146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5in" draw:marker-start-width="0.2134in" draw:marker-end-width="0.2134in" draw:textarea-horizontal-align="center" draw:textarea-vertical-align="middle" fo:padding-top="0.0244in" fo:padding-bottom="0.0244in" fo:padding-left="0.0244in" fo:padding-right="0.0244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5in" draw:marker-start-width="0.2138in" draw:marker-end-width="0.2138in" draw:textarea-horizontal-align="center" draw:textarea-vertical-align="middle" fo:padding-top="0.0252in" fo:padding-bottom="0.0252in" fo:padding-left="0.0252in" fo:padding-right="0.0252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701in" svg:stroke-color="#a1467e" draw:marker-start-width="0.2437in" draw:marker-end-width="0.2437in" draw:fill-color="#800080" draw:textarea-horizontal-align="center" draw:textarea-vertical-align="middle" fo:padding-top="0.0346in" fo:padding-bottom="0.0346in" fo:padding-left="0.0346in" fo:padding-right="0.0346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598in" draw:marker-start-width="0.228in" draw:marker-end-width="0.228in" draw:textarea-horizontal-align="center" draw:textarea-vertical-align="middle" fo:padding-top="0.0291in" fo:padding-bottom="0.0291in" fo:padding-left="0.0291in" fo:padding-right="0.0291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799in" draw:marker-start-width="0.2575in" draw:marker-end-width="0.2575in" draw:textarea-horizontal-align="center" draw:textarea-vertical-align="middle" fo:padding-top="0.039in" fo:padding-bottom="0.039in" fo:padding-left="0.039in" fo:padding-right="0.039in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: HyperText Markup Language</text:p>
      <text:p text:style-name="P2">HyperText: Text Contains Links (النص الفائق)</text:p>
      <text:p text:style-name="P2">Markup: Using Tags (وسوم أو علامات) </text:p>
      <text:p text:style-name="P3">وضع علامة أو وسم</text:p>
      <text:p text:style-name="P3">لغة توصيف (وسم) النص الفائق</text:p>
      <text:p text:style-name="P2">HTML describes the structure of a web page.</text:p>
      <text:p text:style-name="P4">HTML consists of a series of elements that tell the browser how to display the content.</text:p>
      <text:p text:style-name="P2">&lt;!DOCTYPE html&gt;</text:p>
      <text:p text:style-name="P5"><text:span text:style-name="T1">بيخبر المتصفح إن ده مست</text:span><text:span text:style-name="T2">ن</text:span><text:span text:style-name="T1">د HTML5 حديث </text:span></text:p>
      <text:p text:style-name="P6">&lt;html <text:span text:style-name="T3">lang=”en”</text:span>&gt; Open Tag</text:p>
      <text:p text:style-name="P2">Consists of head and body</text:p>
      <text:p text:style-name="P2">&lt;/html&gt; Close Tag</text:p>
      <text:p text:style-name="P4">Root Element الحاوية الأساسية لمحتويات الصفحة</text:p>
      <text:p text:style-name="P2">&lt;head&gt;</text:p>
      <text:p text:style-name="P2">metadata about the page like:</text:p>
      <text:p text:style-name="P2">&lt;title&gt;</text:p>
      <text:p text:style-name="P2">عنوان الصفحة في التاب بتاع المتصفح</text:p>
      <text:p text:style-name="P2">&lt;/title&gt;</text:p>
      <text:p text:style-name="P4">&lt;/head&gt;</text:p>
      <text:p text:style-name="P7"><text:soft-page-break/><text:span text:style-name="T1">&lt;body&gt;</text:span></text:p>
      <text:p text:style-name="P2">الجسم بيحتوى على المحتوى المرئي للمستخدم</text:p>
      <text:p text:style-name="P2">نصوص، صور، روابط، أزرار</text:p>
      <text:p text:style-name="P4">&lt;/body&gt;</text:p>
      <text:p text:style-name="P8">We have only six levels of headings</text:p>
      <text:p text:style-name="P8">&lt;h1&gt;... &lt;h6&gt;</text:p>
      <text:p text:style-name="P8">هيكل هرمي للمحتوى داخل الصفحة</text:p>
      <text:p text:style-name="P9">&lt;/h1&gt;... &lt;/h6&gt;</text:p>
      <text:p text:style-name="P9">&lt;h7&gt;Hello&lt;/h7&gt; هيتعامل نص عادي مش عنوان </text:p>
      <text:p text:style-name="P8">&lt;!--Comments--&gt; </text:p>
      <text:p text:style-name="P9">shortcut: ctrl + /</text:p>
      <text:p text:style-name="P8">&lt;p&gt; paragraph</text:p>
      <text:p text:style-name="P10"><text:span text:style-name="T1">lorem</text:span><text:span text:style-name="T4">10</text:span><text:span text:style-name="T1"> (VS code generates 10 words paragraph)</text:span></text:p>
      <text:p text:style-name="P8">&lt;/p&gt;</text:p>
      <text:p text:style-name="P8">&lt;br&gt; Empty Tag (self-closing tag) break</text:p>
      <text:p text:style-name="P11">بينزل سطر تحت</text:p>
      <text:p text:style-name="P9">lorem ipsum نص وهمي لملء الفراغات</text:p>
      <text:p text:style-name="P10"><text:soft-page-break/><text:span text:style-name="T1">ordered list</text:span></text:p>
      <text:p text:style-name="P8">&lt;ol&gt;</text:p>
      <text:p text:style-name="P8">&lt;li&gt;listItem1&lt;/li&gt;</text:p>
      <text:p text:style-name="P8">&lt;li&gt;listItem2&lt;/li&gt;</text:p>
      <text:p text:style-name="P8">&lt;li&gt;listItem3&lt;/li&gt;</text:p>
      <text:p text:style-name="P9">&lt;/ol&gt;</text:p>
      <text:p text:style-name="P8">unordered list</text:p>
      <text:p text:style-name="P8">&lt;ul&gt;</text:p>
      <text:p text:style-name="P8">&lt;li&gt;Ali&lt;/li&gt;</text:p>
      <text:p text:style-name="P8">&lt;li&gt;Saif&lt;/li&gt;</text:p>
      <text:p text:style-name="P8">&lt;li&gt;Mhmd&lt;/li&gt;</text:p>
      <text:p text:style-name="P9">&lt;/ul&gt;</text:p>
      <text:p text:style-name="P12">nested list</text:p>
      <text:p text:style-name="P12">&lt;ol&gt;</text:p>
      <text:p text:style-name="P12">&lt;li&gt;Computers:&lt;/li&gt;</text:p>
      <text:p text:style-name="P12">&lt;ul&gt;</text:p>
      <text:p text:style-name="P13"><text:soft-page-break/><text:span text:style-name="T1">&lt;li&gt;HP&lt;/li&gt;</text:span></text:p>
      <text:p text:style-name="P12">&lt;li&gt;Dell&lt;/li&gt;</text:p>
      <text:p text:style-name="P12">&lt;li&gt;Asus&lt;/li&gt;</text:p>
      <text:p text:style-name="P12">&lt;/ul&gt;</text:p>
      <text:p text:style-name="P14">&lt;/ol&gt;<text:tab/></text:p>
      <text:p text:style-name="P8">Images:</text:p>
      <text:list text:style-name="WWNum1">
        <text:list-item>
          <text:p text:style-name="P15">Local images</text:p>
        </text:list-item>
        <text:list-item>
          <text:p text:style-name="P15">Remote images</text:p>
        </text:list-item>
      </text:list>
      <text:p text:style-name="P8">&lt;img src="Nature.jpg" alt="image not found"/&gt; </text:p>
      <text:p text:style-name="P8">&lt;!--</text:p>
      <text:p text:style-name="P8">it's a self-closing tag</text:p>
      <text:p text:style-name="P8">alt means alternative text</text:p>
      <text:p text:style-name="P8">src means source link or location</text:p>
      <text:p text:style-name="P8">--&gt;</text:p>
      <text:p text:style-name="P8">&lt;img src="Nature.jpg" width="1920px" height="1080px"&gt;</text:p>
      <text:p text:style-name="P9">&lt;img src="Link of remote image" /&gt;</text:p>
      <text:p text:style-name="P16"><text:soft-page-break/>Hyperlink رابط ضمن نص</text:p>
      <text:p text:style-name="P16">Link اختصارًا</text:p>
      <text:p text:style-name="P16">href = HyperText Reference</text:p>
      <text:p text:style-name="P17"><text:span text:style-name="T5">&lt;a href="SiteLink"&gt;</text:span><text:span text:style-name="T1"> </text:span><text:span text:style-name="T4">Press this link</text:span><text:span text:style-name="T1"> </text:span><text:span text:style-name="T5">&lt;/a&gt;</text:span></text:p>
      <text:p text:style-name="P16">&lt;a href="About.html"&gt;About Page&lt;/a&gt;</text:p>
      <text:p text:style-name="P18">لينك لصفحة html تانية</text:p>
      <text:p text:style-name="P19">Forms </text:p>
      <text:p text:style-name="P19">نموذج إدخال أو استمارة</text:p>
      <text:p text:style-name="P16">&lt;form&gt; </text:p>
      <text:p text:style-name="P16">&lt;label&gt;Email&lt;/label&gt;</text:p>
      <text:p text:style-name="P16">&lt;input type="text"&gt; &lt;!--self-closing tag--&gt;</text:p>
      <text:p text:style-name="P20">&lt;br&gt;</text:p>
      <text:p text:style-name="P16">&lt;label&gt;Password&lt;/label&gt;</text:p>
      <text:p text:style-name="P16">&lt;input type="text"&gt;</text:p>
      <text:p text:style-name="P16">&lt;/form&gt;</text:p>
      <text:p text:style-name="P16">label يعني عنوان أو بطاقة</text:p>
      <text:p text:style-name="P21">Input types:</text:p>
      <text:p text:style-name="P21">type="text" حقل نصي عادي</text:p>
      <text:p text:style-name="P21">type="password" حقل نصي ولكن يخفي الحروف</text:p>
      <text:p text:style-name="P21">type="email" مخصص لإدخال بريد إلكتروني @</text:p>
      <text:p text:style-name="P21"><text:soft-page-break/>type="number" مخصص للأرقام فقط</text:p>
      <text:p text:style-name="P21">type="tel" مخصص لأرقام الهواتف</text:p>
      <text:p text:style-name="P22"><text:span text:style-name="T6">&lt;label </text:span><text:span text:style-name="T7">for="UserEmail"</text:span><text:span text:style-name="T6">&gt;Email&lt;/label&gt;</text:span></text:p>
      <text:p text:style-name="P22"><text:span text:style-name="T6">&lt;input type="email" </text:span><text:span text:style-name="T7">id="UserEmail"</text:span><text:span text:style-name="T6"> name="Email"&gt;&lt;br&gt;</text:span></text:p>
      <text:p text:style-name="P23">id مطابق ل for لأنه بيعرف المتصفح إن حقل الإدخال ده مرتبط بالبطاقة دي فلما تدوس على كلمة Email مربع الإدخال بيتفعل.</text:p>
      <text:p text:style-name="P23">name الاسم اللي بيتعرف بيه server على البيانات المدخلة.</text:p>
      <text:p text:style-name="P24">أدخلت test@example.com وضغطت submit <text:s/>ما سيصل للخادم هو: Email=test@example.com </text:p>
      <text:p text:style-name="P16">&lt;input type="submit" value="Log In"&gt;</text:p>
      <text:p text:style-name="P25">إرسال نموذج البيانات للسيرفر أو الجهة المحددة في:</text:p>
      <text:p text:style-name="P22"><text:span text:style-name="T1">&lt;form </text:span><text:span text:style-name="T4">action="/login"</text:span><text:span text:style-name="T1"> method="post"&gt; </text:span></text:p>
      <text:p text:style-name="P16">Log In</text:p>
      <text:p text:style-name="P26"><text:span text:style-name="T1"><text:s text:c="2"/>قيمة تظهر مكان كلمة</text:span><text:span text:style-name="T6"> </text:span><text:span text:style-name="T1">submit</text:span></text:p>
      <text:p text:style-name="P27">&lt;input type="button" value="Learn More"&gt;</text:p>
      <text:p text:style-name="P25">زر يحتاج إلى جافا سكربت لتحديد وظيفته</text:p>
      <text:p text:style-name="P16">&lt;button&gt;Download&lt;/button&gt; زر عادي</text:p>
      <text:p text:style-name="P28"><text:soft-page-break/>&lt;button type="reset"&gt;Reset&lt;/button&gt;</text:p>
      <text:p text:style-name="P29"><text:span text:style-name="T8">سواء صور أو أيقونات Reset </text:span>زر بيحتوي أي قيمة مك<text:span text:style-name="T8">ا</text:span><text:span text:style-name="T9">ن النص</text:span></text:p>
      <text:p text:style-name="P30">Container Element</text:p>
      <text:p text:style-name="P31">زر داخل الفورم لإعادة تعيين الحقول إلى القيم الأولية</text:p>
      <text:p text:style-name="P16">&lt;label&gt;I have read all license agreements&lt;/label&gt;</text:p>
      <text:p text:style-name="P32">&lt;input type="checkbox" name="agreement" value="agreed"&gt;</text:p>
      <text:p text:style-name="P33"><text:s/>القيمة التي سترسل للخادم إذا تم تحديد المربع <text:span text:style-name="T9">value</text:span></text:p>
      <text:p text:style-name="P34">agreement = agreed</text:p>
      <text:p text:style-name="P21">&lt;input type="color" /&gt; </text:p>
      <text:p text:style-name="P35">self-closing tag &lt;… /&gt;</text:p>
      <text:p text:style-name="P35">&lt;input type="date" /&gt;</text:p>
      <text:p text:style-name="P35">&lt;input type="file" /&gt;</text:p>
      <text:p text:style-name="P35">&lt;input ty<text:span text:style-name="T10">pe="ra</text:span>dio" /&gt;</text:p>
      <text:p text:style-name="P35">&lt;input type="search" /&gt;</text:p>
      <text:p text:style-name="P36"><draw:line text:anchor-type="paragraph" draw:z-index="0" draw:name="Line 1" draw:style-name="gr1" draw:text-style-name="P37" svg:x1="-0.2787in" svg:y1="-0.0673in" svg:x2="7.8016in" svg:y2="-0.0803in"><text:p/></draw:line><text:span text:style-name="Emphasis"><text:span text:style-name="T11">Audio &amp; Video</text:span></text:span></text:p>
      <text:p text:style-name="P38"><text:span text:style-name="Emphasis"><text:span text:style-name="T12">&lt;video controls src="Assets/Drums.mp4"&gt;&lt;/video&gt;</text:span></text:span></text:p>
      <text:p text:style-name="P39"><draw:line text:anchor-type="paragraph" draw:z-index="1" draw:name="Horizontal line 1" draw:style-name="gr2" draw:text-style-name="P40" svg:x1="-0.098in" svg:y1="0.4028in" svg:x2="7.4685in" svg:y2="0.4028in"><text:p/></draw:line>&lt;audio controls src="Assets/Audio.mp3"&gt;&lt;/audio&gt;</text:p>
      <text:p text:style-name="P41"><text:span text:style-name="Emphasis"><text:span text:style-name="T13">HTML Semantics</text:span></text:span><text:span text:style-name="Emphasis"><text:span text:style-name="T14">: وسوم دلالية تصف المحتوى بداخلها</text:span></text:span></text:p>
      <text:p text:style-name="P42"><text:span text:style-name="Emphasis"><text:span text:style-name="T15">تقسم الكود إلى هياكل وظيفية</text:span></text:span></text:p>
      <text:p text:style-name="P43"><text:soft-page-break/><text:span text:style-name="Emphasis"><text:span text:style-name="T16">Non-semantic elements like &lt;div&gt; and &lt;span&gt; tells nothing about its content.</text:span></text:span></text:p>
      <text:p text:style-name="P44"><text:span text:style-name="Emphasis"><text:span text:style-name="T17">HTML Semantics: وظيفتها دلالية وليست شكلية</text:span></text:span></text:p>
      <text:p text:style-name="P45"><text:span text:style-name="Emphasis"><text:span text:style-name="T18">تعطي معنى للمطور ولمحرك البحث</text:span></text:span></text:p>
      <text:p text:style-name="P46"><draw:line text:anchor-type="paragraph" draw:z-index="2" draw:name="Horizontal line 2" draw:style-name="gr3" draw:text-style-name="P47" svg:x1="-0.0228in" svg:y1="-0.0047in" svg:x2="7.3843in" svg:y2="-0.0047in"><text:p/></draw:line><text:span text:style-name="Emphasis"><text:span text:style-name="T19">HTML Formatting</text:span></text:span></text:p>
      <text:p text:style-name="P48"><text:span text:style-name="Emphasis"><text:span text:style-name="T19">&lt;</text:span></text:span><text:span text:style-name="Emphasis"><text:span text:style-name="T20">b</text:span></text:span><text:span text:style-name="Emphasis"><text:span text:style-name="T19">&gt;</text:span></text:span><text:span text:style-name="Emphasis"><text:span text:style-name="T20">bold text</text:span></text:span><text:span text:style-name="Emphasis"><text:span text:style-name="T19">&lt;/</text:span></text:span><text:span text:style-name="Emphasis"><text:span text:style-name="T20">b</text:span></text:span><text:span text:style-name="Emphasis"><text:span text:style-name="T19">&gt;</text:span></text:span></text:p>
      <text:p text:style-name="P49"><text:span text:style-name="Emphasis"><text:span text:style-name="T19">&lt;</text:span></text:span><text:span text:style-name="Emphasis"><text:span text:style-name="T21">Strong</text:span></text:span><text:span text:style-name="Emphasis"><text:span text:style-name="T19">&gt;</text:span></text:span><text:span text:style-name="Emphasis"><text:span text:style-name="T21">StrongText</text:span></text:span><text:span text:style-name="Emphasis"><text:span text:style-name="T19">&lt;/</text:span></text:span><text:span text:style-name="Emphasis"><text:span text:style-name="T21">Strong</text:span></text:span><text:span text:style-name="Emphasis"><text:span text:style-name="T19">&gt;</text:span></text:span></text:p>
      <text:p text:style-name="P50"><text:span text:style-name="Emphasis"><text:span text:style-name="T21">&lt;p&gt;I am &lt;em&gt;Ahmed&lt;/em&gt;&lt;/p&gt;</text:span></text:span></text:p>
      <text:p text:style-name="P50"><text:span text:style-name="Emphasis"><text:span text:style-name="T21">&lt;p&gt;I am &lt;i&gt;Ahmed&lt;/i&gt;&lt;/p&gt;</text:span></text:span></text:p>
      <text:p text:style-name="P50"><text:span text:style-name="Emphasis"><text:span text:style-name="T21">italic = emphasis = خط مائل للتشديد والتركيز</text:span></text:span></text:p>
      <text:p text:style-name="P50"><text:span text:style-name="Emphasis"><text:span text:style-name="T21">&lt;small&gt;Hello&lt;/small&gt;</text:span></text:span></text:p>
      <text:p text:style-name="Standard"><text:span text:style-name="Emphasis"><text:span text:style-name="T22">&lt;p&gt;100$ - &lt;del&gt;200$&lt;/del&gt;&lt;/p&gt;</text:span></text:span></text:p>
      <text:p text:style-name="Standard"><text:span text:style-name="Emphasis"><text:span text:style-name="T23">&lt;ins&gt;Inserted Text&lt;/ins&gt;</text:span></text:span></text:p>
      <text:p text:style-name="Standard">&lt;!--نص مدرج <text:span text:style-name="T24">تحته خط</text:span>--&gt;</text:p>
      <text:p text:style-name="Standard">&lt;p&gt;X&lt;sub&gt;2&lt;/sub&gt;&lt;/p&gt;</text:p>
      <text:p text:style-name="Standard">&lt;p&gt;X&lt;sup&gt;2&lt;/sup&gt;&lt;/p&gt;</text:p>
      <text:p text:style-name="P51">&lt;p&gt;Hello in this &lt;mark&gt;<text:span text:style-name="T25">course</text:span>&lt;/mark&gt;&lt;/p&gt;</text:p>
      <text:p text:style-name="Standard"><text:span text:style-name="T26">&lt;p&gt;My Quote: &lt;q&gt;</text:span><text:span text:style-name="T27">”</text:span><text:span text:style-name="T26">Don't be afraid</text:span><text:span text:style-name="T28">”</text:span><text:span text:style-name="T26">&lt;/q&gt;&lt;/p&gt;</text:span></text:p>
      <text:p text:style-name="P52">&lt;abbr title="Hyper Text Markup <text:span text:style-name="T29">Language”</text:span>&gt;<text:span text:style-name="T30">HTML</text:span>&lt;/abbr&gt;</text:p>
      <text:p text:style-name="P53">abbr = abbreviation (اختصار)</text:p>
      <text:p text:style-name="P54"><text:soft-page-break/>&lt;nav&gt; &lt;/nav&gt; (semantic tag)</text:p>
      <text:p text:style-name="P55">يحتوى على روابط التنقل بين الأقسام يفهمه <text:span text:style-name="T31">محرك</text:span> البحث والمطور ويسهل إمكانية الوصول.</text:p>
      <text:p text:style-name="P56">&lt;header&gt;Site Logo &amp; Title&lt;/header&gt; (semantic tag)</text:p>
      <text:p text:style-name="P57"><text:span text:style-name="Emphasis"><text:span text:style-name="T32">ده الرأس بتاع ال body.</text:span></text:span></text:p>
      <text:p text:style-name="P58"><text:span text:style-name="Emphasis"><text:span text:style-name="T33">&lt;section&gt;قسم لمحتوى مترابط&lt;/section&gt;</text:span></text:span></text:p>
      <text:p text:style-name="Standard"><draw:line text:anchor-type="paragraph" draw:z-index="3" draw:name="Horizontal line 4" draw:style-name="gr4" draw:text-style-name="P47" svg:x1="-0.0228in" svg:y1="-0.0437in" svg:x2="7.5697in" svg:y2="-0.0437in"><text:p/></draw:line><text:span text:style-name="Emphasis"><text:span text:style-name="T34">&lt;form&gt;</text:span></text:span></text:p>
      <text:p text:style-name="P59">&lt;label&gt;Email&lt;/label&gt;</text:p>
      <text:p text:style-name="P59">&lt;input type="email" placeholder="Email" /&gt;</text:p>
      <text:p text:style-name="P59">&lt;/form&gt;</text:p>
      <text:p text:style-name="P60"><draw:line text:anchor-type="paragraph" draw:z-index="4" draw:name="Horizontal line 5" draw:style-name="gr5" draw:text-style-name="P61" svg:x1="-0.1992in" svg:y1="-0.0161in" svg:x2="7.7827in" svg:y2="-0.0161in"><text:p/></draw:line><text:span text:style-name="Emphasis"><text:span text:style-name="T35">CSS</text:span></text:span></text:p>
      <text:p text:style-name="P62"><text:span text:style-name="Emphasis"><text:span text:style-name="T36">CSS: Cascading Style Sheets</text:span></text:span></text:p>
      <text:p text:style-name="P63"><text:span text:style-name="Emphasis"><text:span text:style-name="T36">أوراق التنسيق المتتالية</text:span></text:span></text:p>
      <text:p text:style-name="Standard"><text:span text:style-name="Emphasis"><text:span text:style-name="T34">CSS is the language we use to style an HTML document.</text:span></text:span></text:p>
      <text:p text:style-name="P64"><text:span text:style-name="Emphasis"><text:span text:style-name="T37">Best way to connect CSS with HTML:</text:span></text:span></text:p>
      <text:p text:style-name="P64"><text:span text:style-name="Emphasis"><text:span text:style-name="T38">External Style Sheet: style.css</text:span></text:span></text:p>
      <text:p text:style-name="P64"><text:span text:style-name="Emphasis"><text:span text:style-name="T37">we use the &lt;link&gt; tag inside the &lt;head&gt; tag of html.</text:span></text:span></text:p>
      <text:p text:style-name="P64"><text:span text:style-name="Emphasis"><text:span text:style-name="T37">&lt;link rel="stylesheet" href="style.css"&gt;</text:span></text:span></text:p>
      <text:p text:style-name="P64"><text:soft-page-break/><text:span text:style-name="Emphasis"><text:span text:style-name="T38">Internal Style Sheet</text:span></text:span></text:p>
      <text:p text:style-name="P65"><text:span text:style-name="Emphasis"><text:span text:style-name="T39">طريقة أخرى لما تكون عايز تنسيق مختلف لصفحة محددة.</text:span></text:span></text:p>
      <text:p text:style-name="P66"><text:span text:style-name="Emphasis"><text:span text:style-name="T39">We write CSS code inside HTML file</text:span></text:span></text:p>
      <text:p text:style-name="P66"><text:span text:style-name="Emphasis"><text:span text:style-name="T39">&lt;head&gt;</text:span></text:span></text:p>
      <text:p text:style-name="P66"><text:span text:style-name="Emphasis"><text:span text:style-name="T39">&lt;style&gt;CSSCode&lt;/style&gt;</text:span></text:span></text:p>
      <text:p text:style-name="P67"><text:span text:style-name="Emphasis"><text:span text:style-name="T39">&lt;/head&gt;</text:span></text:span></text:p>
      <text:p text:style-name="P68"><draw:line text:anchor-type="paragraph" draw:z-index="5" draw:name="Horizontal line 6" draw:style-name="gr6" draw:text-style-name="P47" svg:x1="-0.1299in" svg:y1="-0.0646in" svg:x2="7.6299in" svg:y2="-0.0646in"><text:p/></draw:line><text:span text:style-name="Emphasis"><text:span text:style-name="T40">Comment in CSS:</text:span></text:span></text:p>
      <text:p text:style-name="P69"><text:span text:style-name="Emphasis"><text:span text:style-name="T40">/*...*/</text:span></text:span></text:p>
      <text:p text:style-name="P70"><draw:line text:anchor-type="paragraph" draw:z-index="6" draw:name="Horizontal line 7" draw:style-name="gr6" draw:text-style-name="P47" svg:x1="-0.1299in" svg:y1="-0.0646in" svg:x2="7.6299in" svg:y2="-0.0646in"><text:p/></draw:line><text:span text:style-name="Emphasis"><text:span text:style-name="T40">Basic Syntax of CSS:</text:span></text:span></text:p>
      <text:p text:style-name="P71"><text:span text:style-name="Emphasis"><text:span text:style-name="T40">selector {property: value;}</text:span></text:span></text:p>
      <text:p text:style-name="P72"><text:span text:style-name="Emphasis"><text:span text:style-name="T41">selector: المحدد</text:span></text:span></text:p>
      <text:p text:style-name="P73"><text:span text:style-name="Emphasis"><text:span text:style-name="T41">يعني عنصر HTML الذي ستطبق عليه الخاصية.</text:span></text:span></text:p>
      <text:p text:style-name="P74"><text:span text:style-name="Emphasis"><text:span text:style-name="T42">&lt;style&gt;</text:span></text:span></text:p>
      <text:p text:style-name="P75">h1 {</text:p>
      <text:p text:style-name="P75">color: blueviolet;</text:p>
      <text:p text:style-name="P75">}</text:p>
      <text:p text:style-name="P75">p {</text:p>
      <text:p text:style-name="P75">color: rgb(13, 51, 187);</text:p>
      <text:p text:style-name="P75">font-size: larger;</text:p>
      <text:p text:style-name="P75">}</text:p>
      <text:p text:style-name="P75">&lt;/style&gt;</text:p>
      <text:p text:style-name="P76"><text:soft-page-break/>style.css content example</text:p>
      <text:p text:style-name="P77">h2 {</text:p>
      <text:p text:style-name="P77">color: chocolate;</text:p>
      <text:p text:style-name="P77">font-style: italic;</text:p>
      <text:p text:style-name="P77">}</text:p>
      <text:p text:style-name="P78">Link in html file &lt;head&gt;:</text:p>
      <text:p text:style-name="Standard">&lt;link rel="stylesheet" href="style.css" /&gt;</text:p>
      <text:p text:style-name="P78">self-closing tag </text:p>
      <text:p text:style-name="P78">rel: relationship نوع العلاقة ملف نمط</text:p>
      <text:p text:style-name="P79">href: <text:span text:style-name="T43">H</text:span>ypertext reference مسار الملف</text:p>
      <text:p text:style-name="P80"><draw:line text:anchor-type="paragraph" draw:z-index="7" draw:name="Horizontal line 3" draw:style-name="gr6" draw:text-style-name="P47" svg:x1="-0.0744in" svg:y1="-0.0602in" svg:x2="7.6854in" svg:y2="-0.0602in"><text:p/></draw:line>Colors</text:p>
      <text:p text:style-name="P81">Color: </text:p>
      <text:list text:style-name="L1">
        <text:list-item>
          <text:p text:style-name="P82">rgb <text:span text:style-name="T44">red – green – blue (intensity of each color from 0 to 255) </text:span><text:span text:style-name="T45">color: </text:span><text:span text:style-name="T44">rgb(</text:span><text:span text:style-name="T45">255, 0, 0</text:span><text:span text:style-name="T44">)</text:span></text:p>
        </text:list-item>
        <text:list-item>
          <text:p text:style-name="P83"><text:span text:style-name="T46">hex </text:span><text:span text:style-name="T47">color: #ff0000;</text:span></text:p>
        </text:list-item>
        <text:list-item>
          <text:p text:style-name="P83"><text:span text:style-name="T46">name </text:span><text:span text:style-name="T48">color: chocolate;</text:span></text:p>
        </text:list-item>
      </text:list>
      <text:p text:style-name="P84"><text:span text:style-name="Emphasis"><text:span text:style-name="T49">hexadecimal form: #rrggbb (00:ff)=(0:255)</text:span></text:span></text:p>
      <text:p text:style-name="P85"><text:span text:style-name="Emphasis"><text:span text:style-name="T50">color: rgba(255, 0, 0, 0.5)</text:span></text:span></text:p>
      <text:p text:style-name="P85"><text:span text:style-name="Emphasis"><text:span text:style-name="T51">a: alpha = transparency (0.5 = 50%)</text:span></text:span></text:p>
      <text:p text:style-name="P86"><text:span text:style-name="Emphasis"><text:span text:style-name="T52">HSL: hue – saturation – lightness</text:span></text:span></text:p>
      <text:p text:style-name="P86"><text:soft-page-break/><text:span text:style-name="Emphasis"><text:span text:style-name="T52">(0:360 ColorWheel – 0:100% - 0:100%)</text:span></text:span></text:p>
      <text:p text:style-name="P87"><draw:line text:anchor-type="paragraph" draw:z-index="8" draw:name="Horizontal line 8" draw:style-name="gr7" draw:text-style-name="P47" svg:x1="-0.039in" svg:y1="0.5543in" svg:x2="7.4984in" svg:y2="0.5543in"><text:p/></draw:line><text:span text:style-name="Emphasis"><text:span text:style-name="T53">background-color: teal; </text:span></text:span><text:span text:style-name="Emphasis"><text:span text:style-name="T54">لون خلفية العنصر</text:span></text:span></text:p>
      <text:p text:style-name="P88"><text:span text:style-name="Emphasis"><text:span text:style-name="T55">Units</text:span></text:span></text:p>
      <text:p text:style-name="P89"><text:span text:style-name="Emphasis"><text:span text:style-name="T56">Absolute </text:span></text:span><text:span text:style-name="Emphasis"><text:span text:style-name="T57">Length</text:span></text:span><text:span text:style-name="Emphasis"><text:span text:style-name="T56"> – Relative Length</text:span></text:span></text:p>
      <text:p text:style-name="P90"><text:span text:style-name="Emphasis"><text:span text:style-name="T56">Absolute: cm – </text:span></text:span><text:span text:style-name="Emphasis"><text:span text:style-name="T58">mm – in – px </text:span></text:span></text:p>
      <text:p text:style-name="Standard"><text:span text:style-name="Emphasis"><text:span text:style-name="T34">div {</text:span></text:span></text:p>
      <text:p text:style-name="P59">background-color: red;</text:p>
      <text:p text:style-name="P59"><text:span text:style-name="T24">width</text:span>: 500px;</text:p>
      <text:p text:style-name="P59"><text:span text:style-name="T24">height</text:span>: 500px;</text:p>
      <text:p text:style-name="P59">}</text:p>
      <text:p text:style-name="P91">Relative:</text:p>
      <text:p text:style-name="P92">%: relative to the parent elements</text:p>
      <text:p text:style-name="P93">section { <text:s text:c="2"/>/<text:span text:style-name="T59">* CSS File */</text:span></text:p>
      <text:p text:style-name="P93">width: 1000px;</text:p>
      <text:p text:style-name="P93">height: 1000px;</text:p>
      <text:p text:style-name="P93">background-color: aqua;</text:p>
      <text:p text:style-name="P93">}</text:p>
      <text:p text:style-name="P93">div {</text:p>
      <text:p text:style-name="P93">background-color: red;</text:p>
      <text:p text:style-name="P93">width: 100%;</text:p>
      <text:p text:style-name="P93">height: 100%;</text:p>
      <text:p text:style-name="P93">}</text:p>
      <text:p text:style-name="P93"><text:soft-page-break/>&lt;section&gt; &lt;!--<text:span text:style-name="T59">HTML File</text:span>--&gt;</text:p>
      <text:p text:style-name="P93">&lt;div&gt;&lt;/div&gt;</text:p>
      <text:p text:style-name="P93">&lt;/section&gt;</text:p>
      <text:p text:style-name="P94">الابن بيغطي على الأب يعني div covers section</text:p>
      <text:p text:style-name="P95">em = font-size of the parent</text:p>
      <text:p text:style-name="P95">font-size: 2<text:span text:style-name="T60">e</text:span>m; (ضعف خط الأب)</text:p>
      <text:p text:style-name="P96">rem: root em (relative to the root element &lt;html&gt;)</text:p>
      <text:p text:style-name="P97">font-size: 2rem; (&lt;html&gt;خط العنصر ضعف خط)</text:p>
      <text:p text:style-name="P98">حجم الخط الافتراضي في المتصفح: 16px</text:p>
      <text:p text:style-name="P99">rem is the best practice</text:p>
      <text:p text:style-name="P100">عشان بتحل مشكلة التراكم أو التضاعف المتكرر</text:p>
      <text:p text:style-name="P101">vw: viewport <text:span text:style-name="T61">المساحة المرئية من شاشة المتصفح</text:span></text:p>
      <text:p text:style-name="P102">width: 100vw; (100% عرض الشاشة)</text:p>
      <text:p text:style-name="خط_20_سفلي">height: 100vh; (100% ارتفاع الشاشة)</text:p>
      <text:p text:style-name="P103"><text:span text:style-name="Emphasis"><text:span text:style-name="T62">Typography</text:span></text:span></text:p>
      <text:p text:style-name="P104"><text:span text:style-name="Emphasis"><text:span text:style-name="T63">font-family: sans-serif;</text:span></text:span></text:p>
      <text:p text:style-name="Standard"><text:span text:style-name="Emphasis"><text:span text:style-name="T34">font-family: "Segoe UI", sans-serif;</text:span></text:span></text:p>
      <text:p text:style-name="P105"><text:span text:style-name="Emphasis"><text:span text:style-name="T64">اسم الخط يوضع في علامة التنصيص لو أكتر من كلمة بيشوف الأول لو مش موجود اللي بعده وفي الآخر اسم عائلة الخطوط يشوف خط منها</text:span></text:span></text:p>
      <text:p text:style-name="P106"><text:span text:style-name="Emphasis"><text:span text:style-name="T34">text-transform: uppercase;</text:span></text:span></text:p>
      <text:p text:style-name="P106"><text:soft-page-break/><text:span text:style-name="Emphasis"><text:span text:style-name="T34">text-transform: </text:span></text:span><text:span text:style-name="Emphasis"><text:span text:style-name="T65">lower</text:span></text:span><text:span text:style-name="Emphasis"><text:span text:style-name="T34">case;</text:span></text:span></text:p>
      <text:p text:style-name="P106"><text:span text:style-name="Emphasis"><text:span text:style-name="T34">text-transform: </text:span></text:span><text:span text:style-name="Emphasis"><text:span text:style-name="T65">capitalize</text:span></text:span><text:span text:style-name="Emphasis"><text:span text:style-name="T34">; </text:span></text:span><text:span text:style-name="Emphasis"><text:span text:style-name="T66">(أول حرف من كل كلمة)</text:span></text:span></text:p>
      <text:p text:style-name="Standard"><text:span text:style-name="Emphasis"><text:span text:style-name="T67">p {</text:span></text:span></text:p>
      <text:p text:style-name="P107">font-family: sans-serif;</text:p>
      <text:p text:style-name="P107">font-size: 50px;</text:p>
      <text:p text:style-name="P107">line-height: 100px;</text:p>
      <text:p text:style-name="P107">letter-spacing: 25px;</text:p>
      <text:p text:style-name="P107">word-spacing: 20px;</text:p>
      <text:p text:style-name="P107">text-align: center;</text:p>
      <text:p text:style-name="P107">text-decoration: line-through;</text:p>
      <text:p text:style-name="P107">cursor: pointer;</text:p>
      <text:p text:style-name="P107">font-weight: bolder;</text:p>
      <text:p text:style-name="P107">font-style: italic;</text:p>
      <text:p text:style-name="P107">}</text:p>
      <text:p text:style-name="P108"><text:span text:style-name="Emphasis"><text:span text:style-name="T68">How to import a font from google:</text:span></text:span></text:p>
      <text:p text:style-name="Standard"><text:span text:style-name="Emphasis"><text:span text:style-name="T69">@import url("https://fonts.googleapis.com/css2?family=Momo+Signature&amp;display=swap");</text:span></text:span></text:p>
      <text:p text:style-name="P109">/<text:span text:style-name="T70">* style.css file */</text:span></text:p>
      <text:p text:style-name="P109">h1 {</text:p>
      <text:p text:style-name="P109">font-family: "Momo Signature", cursive;</text:p>
      <text:p text:style-name="P109">font-weight: normal;</text:p>
      <text:p text:style-name="P109">font-style: italic;</text:p>
      <text:p text:style-name="P109">}</text:p>
      <text:p text:style-name="P110"><text:soft-page-break/><text:span text:style-name="Emphasis"><text:span text:style-name="T71">You can create fonts folder inside project then download a font and import it from folder:</text:span></text:span></text:p>
      <text:p text:style-name="Standard"><text:span text:style-name="Emphasis"><text:span text:style-name="T69">@font-face {</text:span></text:span></text:p>
      <text:p text:style-name="P109">font-family: "Impact";</text:p>
      <text:p text:style-name="P109">src: url("fonts/Impact.ttf") format("truetype");</text:p>
      <text:p text:style-name="P109">}</text:p>
      <text:p text:style-name="P109">/* style.css file */</text:p>
      <text:p text:style-name="P109">h1 {</text:p>
      <text:p text:style-name="P109">font-family: Impact;</text:p>
      <text:p text:style-name="P109">font-size: 100px;</text:p>
      <text:p text:style-name="P109">font-style: normal;</text:p>
      <text:p text:style-name="خط_20_سفلي">}</text:p>
      <text:p text:style-name="P111"><text:span text:style-name="Emphasis"><text:span text:style-name="T62">Box</text:span></text:span></text:p>
      <text:p text:style-name="P112">Everything on the website is made up of a box and the box is made up of four things:</text:p>
      <text:list text:style-name="L2">
        <text:list-item>
          <text:p text:style-name="P113">content – المحتوى</text:p>
        </text:list-item>
        <text:list-item>
          <text:p text:style-name="P113">padding – الهامش الداخلي</text:p>
        </text:list-item>
        <text:list-item>
          <text:p text:style-name="P113">border – الإطار</text:p>
        </text:list-item>
        <text:list-item>
          <text:p text:style-name="P113">margin – الهامش الخارجي</text:p>
        </text:list-item>
      </text:list>
      <text:p text:style-name="P114">inspect واستكشف</text:p>
      <text:p text:style-name="P115">div {</text:p>
      <text:p text:style-name="P115">/* border-width: 5px;</text:p>
      <text:p text:style-name="P115"><text:soft-page-break/>border-style: solid;</text:p>
      <text:p text:style-name="P115">border-color: red; */</text:p>
      <text:p text:style-name="P115">/* border: 10px dotted teal; */</text:p>
      <text:p text:style-name="P115">border-top: 2px solid black;</text:p>
      <text:p text:style-name="P115">border-bottom: 2px solid fuchsia;</text:p>
      <text:p text:style-name="P115">}</text:p>
      <text:p text:style-name="P116">-------------------------------------------------------------</text:p>
      <text:p text:style-name="P115">div {</text:p>
      <text:p text:style-name="P115">border: 7px solid red;</text:p>
      <text:p text:style-name="P115">/* padding: 50px; */</text:p>
      <text:p text:style-name="P115">/* padding-top: 50px;</text:p>
      <text:p text:style-name="P115">text-align: right; */</text:p>
      <text:p text:style-name="P115">padding: 25px 50px;</text:p>
      <text:p text:style-name="P115">/* first value for top and bottom</text:p>
      <text:p text:style-name="P115">second value for left and right */</text:p>
      <text:p text:style-name="P115">}</text:p>
      <text:p text:style-name="P117">-------------------------------------------------------------</text:p>
      <text:p text:style-name="P115">div {</text:p>
      <text:p text:style-name="P115">border: 7px solid red;</text:p>
      <text:p text:style-name="P115">/* margin-top: 20px;</text:p>
      <text:p text:style-name="P115">margin-left: 20px; */</text:p>
      <text:p text:style-name="P115"><text:soft-page-break/>/* margin: 50px; */</text:p>
      <text:p text:style-name="P115">margin: 20px 50px;</text:p>
      <text:p text:style-name="P115">}</text:p>
      <text:p text:style-name="P117">-------------------------------------------------------------</text:p>
      <text:p text:style-name="P111"><text:span text:style-name="Emphasis"><text:span text:style-name="T62">BACKGROUND</text:span></text:span></text:p>
      <text:p text:style-name="P115">* { <text:s/>/* (*{properties}) means select all */</text:p>
      <text:p text:style-name="P115">margin: 0;</text:p>
      <text:p text:style-name="P115">}</text:p>
      <text:p text:style-name="P115">div {</text:p>
      <text:p text:style-name="P115">height: 100vh;</text:p>
      <text:p text:style-name="P115">background-color: aquamarine;</text:p>
      <text:p text:style-name="P115">}</text:p>
      <text:p text:style-name="P118">-------------------------------------------------------------</text:p>
      <text:p text:style-name="P115">div {</text:p>
      <text:p text:style-name="P115">height: 100vh;</text:p>
      <text:p text:style-name="P115">background-image: url("");</text:p>
      <text:p text:style-name="P115">background-repeat: no-repeat;</text:p>
      <text:p text:style-name="P115">background-size: cover;</text:p>
      <text:p text:style-name="P115">background-position: top;</text:p>
      <text:p text:style-name="P115">background-attachment: fixed;</text:p>
      <text:p text:style-name="P115">}</text:p>
      <text:p text:style-name="P115"><text:soft-page-break/>div {</text:p>
      <text:p text:style-name="P115">height: 98vh; /* div content is empty so height: 0 auto */</text:p>
      <text:p text:style-name="P115">/* background-image: linear-gradient(blue, green); */</text:p>
      <text:p text:style-name="P115">/* background-image: radial-gradient(yellow, orange); */</text:p>
      <text:p text:style-name="P115">background-image: linear-gradient(to right, blue, green, red);</text:p>
      <text:p text:style-name="P115">background-size: cover;</text:p>
      <text:p text:style-name="P115">}</text:p>
      <text:p text:style-name="P119">div {</text:p>
      <text:p text:style-name="P119">/* div content is empty so height: 0 auto */</text:p>
      <text:p text:style-name="P119">/* background-image: linear-gradient(blue, green); */</text:p>
      <text:p text:style-name="P119">/* background-image: radial-gradient(yellow, orange); */</text:p>
      <text:p text:style-name="P119">background-image: linear-gradient(</text:p>
      <text:p text:style-name="P119">to bottom,</text:p>
      <text:p text:style-name="P119">rgba(58, 58, 211, 0.4),</text:p>
      <text:p text:style-name="P119">rgba(108, 238, 108, 0.3),</text:p>
      <text:p text:style-name="P119">rgba(229, 66, 66, 0.9)</text:p>
      <text:p text:style-name="P119"><text:soft-page-break/>),</text:p>
      <text:p text:style-name="P119">url("https://images.unsplash.com/photo-1761839257469-96c78a7c2dd3?q=80&amp;w=1169&amp;auto=format&amp;fit=crop&amp;ixlib=rb-4.1.0&amp;ixid=M3wxMjA3fDF8MHxwaG90by1wYWdlfHx8fGVufDB8fHx8fA%3D%3D");</text:p>
      <text:p text:style-name="P119">height: 98vh;</text:p>
      <text:p text:style-name="P119">background-size: cover;</text:p>
      <text:p text:style-name="P119">}</text:p>
      <text:p text:style-name="P120">-------------------------------------------------------------</text:p>
      <text:p text:style-name="P115">filter: blur(7px) brightness(70%) contrast(125%);</text:p>
      <text:p text:style-name="P51">filter: grayscale(90%);</text:p>
      <text:p text:style-name="Standard">filter: saturate(50%);</text:p>
      <text:p text:style-name="Standard">filter: opacity(75%);</text:p>
      <text:p text:style-name="P121">-------------------------------------------------------------</text:p>
      <text:p text:style-name="P122"><text:a xlink:type="simple" xlink:href="https://webgradients.com/" text:style-name="Internet_20_link" text:visited-style-name="Visited_20_Internet_20_Link"><text:span text:style-name="T72">Gradient Website</text:span></text:a></text:p>
      <text:p text:style-name="P123">background-image: linear-gradient(to top, #a18cd1 20%, #fbc2eb 50%);</text:p>
      <text:p text:style-name="P124">النسبة بتعبر عن المساحة اللي اللون بيغطيها من الشاشة يعني:</text:p>
      <text:list text:style-name="L3">
        <text:list-item>
          <text:p text:style-name="P125"><text:span text:style-name="T73">مرحلة الثبات الأولى </text:span><text:span text:style-name="T74">(0% - 20%):</text:span><text:span text:style-name="T75"> المتصفح بيبدأ باللون البنفسجي (ab18cd#) وبيفضل "محتفظ" بيه زي ما هو (Solid Color) لحد ما يوصل لخط الـ 20%.</text:span></text:p>
        </text:list-item>
        <text:list-item>
          <text:p text:style-name="P126"><text:soft-page-break/><text:span text:style-name="T76">مرحلة التدرج </text:span><text:span text:style-name="T77">(20% - 50%):</text:span> دي الـ "Mixing Zone" (منطقة الخلط). هنا المتصفح بيبدأ يغير اللون تدريجيًا بنعومة من البنفسجي للوردي في مسافة الـ 30% دي.</text:p>
        </text:list-item>
        <text:list-item>
          <text:p text:style-name="P127"><text:span text:style-name="T73">مرحلة الثبات الثانية </text:span><text:span text:style-name="T74">(50% - 100%):</text:span><text:span text:style-name="T75"> بمجرد ما يوصل لـ 50% ويوصل للون الوردي (</text:span><text:span text:style-name="T78">f</text:span><text:span text:style-name="T79">bc2eb#</text:span><text:span text:style-name="T75">) بالكامل، بيكمل باقي الشاشة بنفس اللون ده لحد الآخر. <text:s/></text:span></text:p>
        </text:list-item>
      </text:list>
      <text:p text:style-name="P111"><text:span text:style-name="Emphasis"><text:span text:style-name="T62">Selectors</text:span></text:span></text:p>
      <text:p text:style-name="P128">We have seen <text:span text:style-name="T80">selectors </text:span>div {}, h1 {} and p {}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9"><text:span text:style-name="Strong_20_Emphasis"><text:span text:style-name="T81">الميزة</text:span></text:span></text:p>
            </table:table-cell>
            <table:table-cell table:style-name="Table1.A1" office:value-type="string">
              <text:p text:style-name="P130"><text:span text:style-name="Strong_20_Emphasis"><text:span text:style-name="T81">id (الرقم القومي)</text:span></text:span></text:p>
            </table:table-cell>
            <table:table-cell table:style-name="Table1.C1" office:value-type="string">
              <text:p text:style-name="P130"><text:span text:style-name="Strong_20_Emphasis"><text:span text:style-name="T81">class (اسم العائلة)</text:span></text:span></text:p>
            </table:table-cell>
          </table:table-row>
        </table:table-header-rows>
        <table:table-row>
          <table:table-cell table:style-name="Table1.A2" office:value-type="string">
            <text:p text:style-name="P131">التكرار</text:p>
          </table:table-cell>
          <table:table-cell table:style-name="Table1.A2" office:value-type="string">
            <text:p text:style-name="P132"><text:span text:style-name="T82">لازم يكون مميز</text:span> (واحد بس في الصفحة كلها).</text:p>
          </table:table-cell>
          <table:table-cell table:style-name="Table1.C2" office:value-type="string">
            <text:p text:style-name="P132"><text:span text:style-name="T82">عادي يتكرر</text:span> (ممكن 100 عنصر ياخدوه).</text:p>
          </table:table-cell>
        </table:table-row>
        <table:table-row>
          <table:table-cell table:style-name="Table1.A2" office:value-type="string">
            <text:p text:style-name="P131">الاستخدا<text:span text:style-name="T83">م</text:span></text:p>
          </table:table-cell>
          <table:table-cell table:style-name="Table1.A2" office:value-type="string">
            <text:p text:style-name="P132">بيستخدم لعنصر واحد فريد (زي الهيدر الرئيسي) أو عشان الـ JavaScript.</text:p>
          </table:table-cell>
          <table:table-cell table:style-name="Table1.C2" office:value-type="string">
            <text:p text:style-name="P132">بيستخدم لتجميع عناصر لها نفس الشكل (زي الأزرار).</text:p>
          </table:table-cell>
        </table:table-row>
        <table:table-row table:style-name="Table1.4">
          <table:table-cell table:style-name="Table1.A2" office:value-type="string">
            <text:p text:style-name="P133">الرمز في CSS</text:p>
          </table:table-cell>
          <table:table-cell table:style-name="Table1.A2" office:value-type="string">
            <text:p text:style-name="P130"><text:span text:style-name="Source_20_Text"><text:span text:style-name="T84">#</text:span></text:span><text:span text:style-name="T85"> (هاش)</text:span></text:p>
          </table:table-cell>
          <table:table-cell table:style-name="Table1.C2" office:value-type="string">
            <text:p text:style-name="P130"><text:span text:style-name="Source_20_Text"><text:span text:style-name="T84">.</text:span></text:span><text:span text:style-name="T85"> (نقطة)</text:span></text:p>
          </table:table-cell>
        </table:table-row>
      </table:table>
      <text:p text:style-name="P134">* select all</text:p>
      <text:p text:style-name="Standard">&lt;body&gt; &lt;!--<text:span text:style-name="T86">HTML File--&gt;</text:span></text:p>
      <text:p text:style-name="Standard">&lt;h1 class="head"&gt;Head One&lt;/h1&gt;</text:p>
      <text:p text:style-name="Standard">&lt;h2 class="head"&gt;Head Two&lt;/h2&gt;</text:p>
      <text:p text:style-name="Standard">&lt;h3 class="head"&gt;Head Three&lt;/h3&gt;</text:p>
      <text:p text:style-name="Standard">&lt;/body&gt;</text:p>
      <text:p text:style-name="Standard"><text:soft-page-break/>.head { <text:s/>/* CSS */</text:p>
      <text:p text:style-name="Standard">font-size: 2em;</text:p>
      <text:p text:style-name="Standard">}</text:p>
      <text:p text:style-name="P135">-----------------------------------------------------------</text:p>
      <text:p text:style-name="Standard">&lt;!--HTML File--&gt;</text:p>
      <text:p text:style-name="Standard">&lt;body&gt;</text:p>
      <text:p text:style-name="Standard">&lt;h1 id="one"&gt;Head One&lt;/h1&gt;</text:p>
      <text:p text:style-name="Standard">&lt;h2 id="two"&gt;Head Two&lt;/h2&gt;</text:p>
      <text:p text:style-name="Standard">&lt;/body&gt;</text:p>
      <text:p text:style-name="Standard">#one {</text:p>
      <text:p text:style-name="Standard">/* CSS */</text:p>
      <text:p text:style-name="Standard">color: blue;</text:p>
      <text:p text:style-name="Standard">}</text:p>
      <text:p text:style-name="Standard">#two {</text:p>
      <text:p text:style-name="Standard">color: bisque;</text:p>
      <text:p text:style-name="Standard">}</text:p>
      <text:p text:style-name="P136">-----------------------------------------------------------</text:p>
      <text:p text:style-name="Standard">&lt;h1 id="priority"&gt;Hello&lt;/h1&gt;</text:p>
      <text:p text:style-name="P137">h1 {</text:p>
      <text:p text:style-name="P137">font-size: 5px;</text:p>
      <text:p text:style-name="P137"><text:soft-page-break/>}</text:p>
      <text:p text:style-name="P137">#priority {</text:p>
      <text:p text:style-name="P137">font-size: 200px;</text:p>
      <text:p text:style-name="P137">color: blueviolet;</text:p>
      <text:p text:style-name="P137">}</text:p>
      <text:p text:style-name="P138">id له أولوية عن ال class وال class له أولوية عن ال tag العادي</text:p>
      <text:p text:style-name="P139">-----------------------------------------------------------</text:p>
      <text:p text:style-name="Standard">&lt;!--HTML File--&gt;</text:p>
      <text:p text:style-name="Standard">&lt;body&gt;</text:p>
      <text:p text:style-name="Standard">&lt;main&gt;</text:p>
      <text:p text:style-name="Standard">Main Container</text:p>
      <text:p text:style-name="Standard">&lt;section&gt;Section of related content&lt;/section&gt;</text:p>
      <text:p text:style-name="Standard">&lt;br /&gt;</text:p>
      <text:p text:style-name="Standard">&lt;article&gt;Independent Article can be moved anywhere&lt;/article&gt;</text:p>
      <text:p text:style-name="Standard">&lt;/main&gt;</text:p>
      <text:p text:style-name="Standard">&lt;/body&gt;</text:p>
      <text:p text:style-name="Standard">/* main { <text:span text:style-name="T87">/* Everything inside main</text:span><text:span text:style-name="T88">*/</text:span></text:p>
      <text:p text:style-name="Standard">border: 5px solid red;</text:p>
      <text:p text:style-name="Standard"><text:soft-page-break/>} */</text:p>
      <text:p text:style-name="Standard">main * { <text:span text:style-name="T87">/* All tags inside main */</text:span></text:p>
      <text:p text:style-name="Standard">border: 5px solid brown;</text:p>
      <text:p text:style-name="P140">}</text:p>
      <text:p text:style-name="P141">-----------------------------------------------------------</text:p>
      <text:p text:style-name="P142">&lt;!--HTML File--&gt;</text:p>
      <text:p text:style-name="P142">&lt;body&gt;</text:p>
      <text:p text:style-name="P142">&lt;div&gt;</text:p>
      <text:p text:style-name="P142">&lt;p&gt;Hello&lt;/p&gt;</text:p>
      <text:p text:style-name="P142">&lt;/div&gt;</text:p>
      <text:p text:style-name="P142">&lt;p&gt;World&lt;/p&gt;</text:p>
      <text:p text:style-name="P142">&lt;/body&gt;</text:p>
      <text:p text:style-name="P142">/<text:span text:style-name="T89">*CSS*/</text:span></text:p>
      <text:p text:style-name="P142">div p {</text:p>
      <text:p text:style-name="P142">/* only paragraph inside div tag */</text:p>
      <text:p text:style-name="P142">color: crimson;</text:p>
      <text:p text:style-name="P142">}</text:p>
      <text:p text:style-name="P142">p {</text:p>
      <text:p text:style-name="P142">/* Every Paragraph */</text:p>
      <text:p text:style-name="P142">font-style: italic;</text:p>
      <text:p text:style-name="P142">}</text:p>
      <text:p text:style-name="P143"><text:soft-page-break/><text:span text:style-name="T90">div p</text:span><text:span text:style-name="T91">: selects all &lt;p&gt; elements inside &lt;div&gt; elements.</text:span></text:p>
      <text:p text:style-name="P143"><text:span text:style-name="T92">d</text:span><text:span text:style-name="T93">iv &gt; p</text:span><text:span text:style-name="T94">: selects all &lt;p&gt; elements where the parent is a &lt;div&gt; element.</text:span></text:p>
      <text:p text:style-name="خط_20_سفلي"><text:span text:style-name="T90">div + p</text:span><text:span text:style-name="T95">: selects every &lt;p&gt; element immediately after &lt;div&gt; element.</text:span></text:p>
      <text:p text:style-name="P140">&lt;a href="https://www.google.com" target="_blank" rel="noopener noreferrer"&gt;</text:p>
      <text:p text:style-name="P140">GoogleLink</text:p>
      <text:p text:style-name="P140">&lt;/a&gt;</text:p>
      <text:p text:style-name="P144">لينك يفتح في نافذة جديدة آمنة ويمكن تخصيصه عن طريق " ” <text:span text:style-name="T96">=</text:span> <text:span text:style-name="T97">class</text:span></text:p>
      <text:p text:style-name="P145">input[type="email"] { </text:p>
      <text:p text:style-name="P145">border: 2px solid orange; </text:p>
      <text:p text:style-name="P145">}</text:p>
      <text:p text:style-name="P146">attribute selector المحدد الوظيفي</text:p>
      <text:p text:style-name="P146">تخصيص بناءً على الوظيفة أو البيانات الداخلية</text:p>
      <text:p text:style-name="P147">تخصيص جميع حقول الإيميل</text:p>
      <text:p text:style-name="P148">Pseudo Selector</text:p>
      <text:p text:style-name="P149">تخصيص العنصر بناءً على حاله أو مكانه</text:p>
      <text:p text:style-name="P150">: تختار العنصر بناءً على حالته أو موقعه</text:p>
      <text:p text:style-name="P150">:: تختار جزء معين داخل العنصر</text:p>
      <text:p text:style-name="P148"><text:soft-page-break/>:<text:span text:style-name="T98">link الرابط الذي لم يتم النقر عليه بعد</text:span></text:p>
      <text:p text:style-name="P148">:<text:span text:style-name="T99">visited الرابط الذي تم زيارته</text:span></text:p>
      <text:p text:style-name="P148">:<text:span text:style-name="T99">hover الرابط عند مرور المؤشر عليه</text:span></text:p>
      <text:p text:style-name="P148">:<text:span text:style-name="T99">active الرابط لحظة النقر عليه</text:span></text:p>
      <text:p text:style-name="P151">---------------------------------------------------------</text:p>
      <text:p text:style-name="P123">&lt;a href="<text:a xlink:type="simple" xlink:href="https://www.google.com/" text:style-name="Internet_20_link" text:visited-style-name="Visited_20_Internet_20_Link">https://www.google.com</text:a>"&gt;google&lt;/a&gt;</text:p>
      <text:p text:style-name="P123">&lt;a href="<text:a xlink:type="simple" xlink:href="https://www.udemy.com/" text:style-name="Internet_20_link" text:visited-style-name="Visited_20_Internet_20_Link">https://www.udemy.com</text:a>"&gt;udemy&lt;/a&gt;</text:p>
      <text:p text:style-name="P123">&lt;a href="<text:a xlink:type="simple" xlink:href="https://www.wikipedia.com/" text:style-name="Internet_20_link" text:visited-style-name="Visited_20_Internet_20_Link">https://www.wikipedia.com</text:a>"&gt;wikipedia&lt;/a&gt;</text:p>
      <text:p text:style-name="P152">&lt;a href="<text:a xlink:type="simple" xlink:href="https://www.youtube.com/" text:style-name="Internet_20_link" text:visited-style-name="Visited_20_Internet_20_Link">https://www.<text:span text:style-name="T100">youtube</text:span>.com</text:a>"&gt;<text:span text:style-name="T100">youtube</text:span>&lt;/a&gt;</text:p>
      <text:p text:style-name="P115">a:link {</text:p>
      <text:p text:style-name="P115">color: burlywood;</text:p>
      <text:p text:style-name="P115">}</text:p>
      <text:p text:style-name="P115">a:visited {</text:p>
      <text:p text:style-name="P115">color: gray;</text:p>
      <text:p text:style-name="P115">}</text:p>
      <text:p text:style-name="P115">a:hover {</text:p>
      <text:p text:style-name="P115">color: blue;</text:p>
      <text:p text:style-name="P115">}</text:p>
      <text:p text:style-name="P115"><text:span text:style-name="T101">a:active</text:span> {</text:p>
      <text:p text:style-name="P115">color: red;</text:p>
      <text:p text:style-name="P115">}</text:p>
      <text:p text:style-name="Standard"><text:soft-page-break/>&lt;body&gt;</text:p>
      <text:p text:style-name="Standard">&lt;p&gt;Hello World&lt;/p&gt;</text:p>
      <text:p text:style-name="Standard">&lt;/body&gt;</text:p>
      <text:p text:style-name="P153">p {</text:p>
      <text:p text:style-name="P153">/* تنسيق الفقرة الأصلية */</text:p>
      <text:p text:style-name="P153">color: #f14747;</text:p>
      <text:p text:style-name="P153">border: 1px solid #615353;</text:p>
      <text:p text:style-name="P153">padding: 10px;</text:p>
      <text:p text:style-name="P153">}</text:p>
      <text:p text:style-name="P153">/* The content property is mandatory with ::before and ::after */</text:p>
      <text:p text:style-name="P153">/* 1. ::before (قبل) */</text:p>
      <text:p text:style-name="P153">p::before {</text:p>
      <text:p text:style-name="P153">content: "Note💡: ";</text:p>
      <text:p text:style-name="P153">font-weight: bold;</text:p>
      <text:p text:style-name="P153">color: orange;</text:p>
      <text:p text:style-name="P153">}</text:p>
      <text:p text:style-name="P153"/>
      <text:p text:style-name="P153">/* 2. ::after (بعد) */</text:p>
      <text:p text:style-name="P153">p::after {</text:p>
      <text:p text:style-name="P153">content: " ✔️";</text:p>
      <text:p text:style-name="P153">color: green;</text:p>
      <text:p text:style-name="P153">}</text:p>
      <text:p text:style-name="P153"/>
      <text:p text:style-name="P153">/* 3. ::first-letter (الحرف الأول) */</text:p>
      <text:p text:style-name="P153">p::first-letter {</text:p>
      <text:p text:style-name="P153">font-size: 2em; /* ضعف حجم الخط */</text:p>
      <text:p text:style-name="P153">color: blue;</text:p>
      <text:p text:style-name="Standard"><text:span text:style-name="T102">}</text:span><text:span text:style-name="T10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29LT Bukra Bold" svg:font-family="'29LT Bukra Bold'" style:font-pitch="variable"/>
    <style:font-face style:name="29LT Bukra Bold1" svg:font-family="'29LT Bukra Bold'" style:font-family-generic="roman" style:font-pitch="variable"/>
    <style:font-face style:name="29LT Bukra Bold2" svg:font-family="'29LT Bukra Bold'" style:font-family-generic="system" style:font-pitch="variable"/>
    <style:font-face style:name="29LT Bukra Bold3" svg:font-family="'29LT Bukra Bold'" style:font-adornments="Bold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37c0" loext:opacity="100%" style:font-name="29LT Bukra Bold" fo:font-size="25pt" fo:language="en" fo:country="US" style:letter-kerning="false" style:font-name-asian="Calibri" style:font-size-asian="25pt" style:language-asian="en" style:country-asian="US" style:font-name-complex="29LT Bukra Bold" style:font-size-complex="2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fo:color="#0037c0" loext:opacity="100%" style:font-name="29LT Bukra Bold" fo:font-size="25pt" fo:language="en" fo:country="US" style:letter-kerning="false" style:font-name-asian="Calibri" style:font-size-asian="25pt" style:language-asian="en" style:country-asian="US" style:font-name-complex="29LT Bukra Bold" style:font-size-complex="2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loext:hyphenation-keep-line="false" style:page-number="auto" style:writing-mode="lr-tb">
        <style:tab-stops/>
      </style:paragraph-properties>
      <style:text-properties fo:color="#833c0b" loext:opacity="100%" fo:font-size="22pt" style:letter-kerning="false" style:language-complex="ar" style:country-complex="EG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خط_20_سفلي" style:display-name="خط سفلي" style:family="paragraph" style:parent-style-name="Standard">
      <style:paragraph-properties fo:padding-left="0.0201in" fo:padding-right="0.0201in" fo:padding-top="0.0201in" fo:padding-bottom="0.0299in" fo:border-left="none" fo:border-right="none" fo:border-top="none" fo:border-bottom="4.99pt solid #2a6099" style:join-border="false"/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7126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6.5161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size="17pt" style:font-size-asian="14.8500003814697pt" style:font-size-complex="17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3701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472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6T11:57:00</meta:creation-date>
    <meta:initial-creator>Saif</meta:initial-creator>
    <dc:language>en-US</dc:language>
    <dc:date>2025-11-15T19:05:57.044154101</dc:date>
    <meta:editing-cycles>115</meta:editing-cycles>
    <meta:editing-duration>P1DT19H58M57S</meta:editing-duration>
    <meta:generator>LibreOffice/25.8.2.2$Linux_X86_64 LibreOffice_project/d401f2107ccab8f924a8e2df40f573aab7605b6f</meta:generator>
    <meta:document-statistic meta:table-count="1" meta:image-count="0" meta:object-count="0" meta:page-count="26" meta:paragraph-count="499" meta:word-count="1809" meta:character-count="12608" meta:non-whitespace-character-count="11288"/>
    <meta:user-defined meta:name="AppVersion">15.0000</meta:user-defined>
    <meta:template xlink:type="simple" xlink:actuate="onRequest" xlink:title="Normal" xlink:href=""/>
  </office:meta>
</office:document-meta>
</file>